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0.416in"/>
    </style:style>
    <style:style style:name="Table1.B" style:family="table-column">
      <style:table-column-properties style:column-width="2.5208in"/>
    </style:style>
    <style:style style:name="Table1.C" style:family="table-column">
      <style:table-column-properties style:column-width="3.32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justify" style:justify-single-word="false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text-align="justify" style:justify-single-word="false" fo:orphans="0" fo:widows="0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/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7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text-indent="0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orphans="0" fo:widows="0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orphans="0" fo:widows="0" fo:text-indent="0in" style:auto-text-indent="false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</style:style>
    <style:style style:name="P13" style:family="paragraph" style:parent-style-name="Standard">
      <style:paragraph-properties fo:margin-left="3.4445in" fo:margin-right="0in" fo:margin-top="0in" fo:margin-bottom="0.0835in" loext:contextual-spacing="false" fo:line-height="100%" fo:text-indent="0.0555in" style:auto-text-indent="false"/>
    </style:style>
    <style:style style:name="P14" style:family="paragraph" style:parent-style-name="Standard" style:list-style-name="WWNum1">
      <style:paragraph-properties fo:margin-left="0.5in" fo:margin-right="0in" fo:orphans="0" fo:widows="0" fo:text-indent="-0.25in" style:auto-text-indent="false" fo:padding="0in" fo:border="none"/>
    </style:style>
    <style:style style:name="P15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</style:style>
    <style:style style:name="P16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-0.25in" style:auto-text-indent="false"/>
    </style:style>
    <style:style style:name="P17" style:family="paragraph" style:parent-style-name="Standard">
      <style:paragraph-properties fo:orphans="0" fo:widows="0" fo:padding="0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9" style:family="paragraph" style:parent-style-name="Standard">
      <style:paragraph-properties fo:text-align="justify" style:justify-single-word="false" fo:orphans="0" fo:widows="0" fo:padding="0in" fo:border="non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 fo:padding="0in" fo:border="none"/>
    </style:style>
    <style:style style:name="P23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left="0in" fo:margin-right="-0.6189in" fo:text-align="justify" style:justify-single-word="false" fo:orphans="0" fo:widows="0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5" style:family="paragraph" style:parent-style-name="Standard">
      <style:paragraph-properties fo:margin-left="-0.3929in" fo:margin-right="-0.6189in" fo:text-align="justify" style:justify-single-word="false" fo:orphans="0" fo:widows="0" fo:text-indent="0.3929in" style:auto-text-indent="false"/>
    </style:style>
    <style:style style:name="P26" style:family="paragraph" style:parent-style-name="Standard">
      <style:paragraph-properties fo:margin-left="-0.3929in" fo:margin-right="-0.6189in" fo:text-align="justify" style:justify-single-word="false" fo:orphans="0" fo:widows="0" fo:text-indent="0.3929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>
      <style:paragraph-properties fo:margin-left="0in" fo:margin-right="-0.2252in" fo:text-align="justify" style:justify-single-word="false" fo:orphans="0" fo:widows="0" fo:text-indent="0in" style:auto-text-indent="false" fo:padding="0in" fo:border="non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5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4pt" fo:font-style="italic" style:text-underline-style="solid" style:text-underline-width="auto" style:text-underline-color="font-color" style:font-name-asian="Times New Roman1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 fo:background-color="#ffffff"/>
    </style:style>
    <style:style style:name="T8" style:family="text">
      <style:text-properties style:font-name="Times New Roman" fo:font-size="20pt" style:font-name-asian="Times New Roman1" style:font-size-asian="20pt" style:font-name-complex="Times New Roman1" style:font-size-complex="20pt" fo:background-color="#ffffff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0pt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Московский авиационный институт</text:span></text:p>
      <text:p text:style-name="P5"><text:span text:style-name="T2">(Национальный исследовательский университет)</text:span></text:p>
      <text:p text:style-name="P1"/>
      <text:p text:style-name="Standard"><text:span text:style-name="T3">Факультет: «Информационные технологии и прикладная математика» </text:span></text:p>
      <text:p text:style-name="Standard"><text:span text:style-name="T3">Кафедра: 806 «Вычислительная математика и <text:s/>программирование» </text:span></text:p>
      <text:p text:style-name="Standard"><text:span text:style-name="T3">Дисциплина: «Операционные системы» <text:s text:c="2"/></text:span></text:p>
      <text:p text:style-name="P5"><text:span text:style-name="T4"><text:s/></text:span></text:p>
      <text:p text:style-name="P5"><text:span text:style-name="T4"><text:s/></text:span></text:p>
      <text:p text:style-name="P5"><text:span text:style-name="T4"><text:s/></text:span></text:p>
      <text:p text:style-name="P5"><text:span text:style-name="T4"><text:s/></text:span></text:p>
      <text:p text:style-name="P5"><text:span text:style-name="T7">Лабораторная работа № 6-8</text:span></text:p>
      <text:p text:style-name="P5"><text:span text:style-name="T8">Тема: Управлении серверами сообщений, применение отложенных вычислений, интеграция программных систем друг с другом</text:span></text:p>
      <text:p text:style-name="P8"/>
      <text:p text:style-name="P8"/>
      <text:p text:style-name="P5"><text:span text:style-name="T4"><text:s/></text:span></text:p>
      <text:p text:style-name="P13"><text:span text:style-name="T4">Студент: Туманов Георгий</text:span></text:p>
      <text:p text:style-name="P13"><text:span text:style-name="T4">Группа: 80-201</text:span></text:p>
      <text:p text:style-name="P13"><text:span text:style-name="T4">Преподаватель: Соколов А.А.</text:span></text:p>
      <text:p text:style-name="P13"><text:span text:style-name="T4">Оценка:</text:span></text:p>
      <text:p text:style-name="P13"><text:span text:style-name="T4">Подпись:</text:span></text:p>
      <text:p text:style-name="P6"/>
      <text:p text:style-name="P6"/>
      <text:p text:style-name="P9"><text:span text:style-name="T4"><text:s/></text:span></text:p>
      <text:p text:style-name="P6"><text:soft-page-break/></text:p>
      <text:p text:style-name="P6"/>
      <text:p text:style-name="P6"/>
      <text:p text:style-name="P6"/>
      <text:p text:style-name="P5"><text:span text:style-name="T4">Москва, 2019</text:span></text:p>
      <text:list xml:id="list890273832" text:style-name="WWNum1">
        <text:list-item>
          <text:p text:style-name="P14"><text:span text:style-name="T1">Постановка задачи</text:span></text:p>
        </text:list-item>
      </text:list>
      <text:p text:style-name="P10"><text:span text:style-name="T3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</text:span></text:p>
      <text:p text:style-name="P10"><text:span text:style-name="T3">Управляющий узел отвечает за ввод команд от пользователя и отправку этих команд на вычислительные узлы.</text:span></text:p>
      <text:p text:style-name="P11"/>
      <text:p text:style-name="P10"><text:span text:style-name="T5">Вариант 29:</text:span></text:p>
      <text:p text:style-name="P10"><text:span text:style-name="T3">Топология: звезда</text:span></text:p>
      <text:p text:style-name="P10"><text:span text:style-name="T3">Набор команд: локальный словарь</text:span></text:p>
      <text:p text:style-name="P10"><text:span text:style-name="T3">Команда проверки: ping id</text:span></text:p>
      <text:p text:style-name="P17"/>
      <text:list xml:id="list1807793566444" text:continue-numbering="true" text:style-name="WWNum1">
        <text:list-item>
          <text:p text:style-name="P15"><text:span text:style-name="T1">Описание программы </text:span></text:p>
        </text:list-item>
      </text:list>
      <text:p text:style-name="P19"><text:span text:style-name="T3">Calculator имеет 2 сокета: сокет чтения и сокет записи. По сокету чтения calculator читает команды сервера, а по сокету записи отправляет ответ.</text:span></text:p>
      <text:p text:style-name="P19"><text:span text:style-name="T3">Controller содержит сокет чтения для других серверов, множество id и сокетов чтения и записи для calculator’ов, множество портов и сокетов записи для других серверов. Сервер принимает по сокет чтения команду, выполняет её и возвращает ответ по порту, передаваемому в команде.</text:span></text:p>
      <text:p text:style-name="P19"><text:span text:style-name="T3">Ввод с клавиатуры реализован как ещё один псевдо-сервер. Он читает ввод с клавиатуры, преобразовывает его в команду сервера и посылает ему эту команду, после чего ждёт ответ от него и выводит на экран.</text:span></text:p>
      <text:list xml:id="list1807626042010" text:continue-numbering="true" text:style-name="WWNum1">
        <text:list-item>
          <text:p text:style-name="P16"><text:span text:style-name="T1">Набор testcases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<text:span text:style-name="T3">№</text:span></text:p>
          </table:table-cell>
          <table:table-cell table:style-name="Table1.A1" office:value-type="string">
            <text:p text:style-name="P20"><text:span text:style-name="T3">Описание</text:span></text:p>
          </table:table-cell>
          <table:table-cell table:style-name="Table1.A1" office:value-type="string">
            <text:p text:style-name="P20"><text:span text:style-name="T3">Ввод</text:span></text:p>
          </table:table-cell>
        </table:table-row>
        <table:table-row table:style-name="Table1.1">
          <table:table-cell table:style-name="Table1.A1" office:value-type="string">
            <text:p text:style-name="P20"><text:span text:style-name="T3">1</text:span></text:p>
          </table:table-cell>
          <table:table-cell table:style-name="Table1.A1" office:value-type="string">
            <text:p text:style-name="P20"><text:span text:style-name="T3">Тест работы одного сервера</text:span></text:p>
          </table:table-cell>
          <table:table-cell table:style-name="Table1.A1" office:value-type="string">
            <text:p text:style-name="P20"><text:span text:style-name="T9">8080&gt; create 1</text:span></text:p>
            <text:p text:style-name="P20"><text:span text:style-name="T9">8080&gt; ping 1</text:span></text:p>
            <text:p text:style-name="P20"><text:span text:style-name="T9">8080&gt; exec 1 test</text:span></text:p>
            <text:p text:style-name="P20"><text:span text:style-name="T9">8080&gt; exec 1 test 10</text:span></text:p>
            <text:p text:style-name="P20"><text:span text:style-name="T9">8080&gt; exec 1 test</text:span></text:p>
            <text:p text:style-name="P20"><text:span text:style-name="T9">$ kill *node1*</text:span></text:p>
            <text:p text:style-name="P20"><text:span text:style-name="T9">8080&gt; ping 1</text:span></text:p>
            <text:p text:style-name="P20"><text:span text:style-name="T9">8080&gt; exec 1 test</text:span></text:p>
            <text:p text:style-name="P20"><text:span text:style-name="T9">8080&gt; remove 1</text:span></text:p>
            <text:p text:style-name="P20"><text:span text:style-name="T9">8080&gt; quit</text:span></text:p>
          </table:table-cell>
        </table:table-row>
        <table:table-row table:style-name="Table1.1">
          <table:table-cell table:style-name="Table1.A1" office:value-type="string">
            <text:p text:style-name="P20"><text:span text:style-name="T3">2</text:span></text:p>
          </table:table-cell>
          <table:table-cell table:style-name="Table1.A1" office:value-type="string">
            <text:p text:style-name="P20"><text:span text:style-name="T3">Тест работы двух серверов</text:span></text:p>
          </table:table-cell>
          <table:table-cell table:style-name="Table1.A1" office:value-type="string">
            <text:p text:style-name="P3"><text:span text:style-name="T9">8080&gt; create 1</text:span></text:p>
            <text:p text:style-name="P3"><text:span text:style-name="T9">8080&gt; exec 1 A 10</text:span></text:p>
            <text:p text:style-name="P3"><text:span text:style-name="T9">8080&gt; ping 1</text:span></text:p>
            <text:p text:style-name="P3"><text:span text:style-name="T9">8080&gt; ping 2</text:span></text:p>
            <text:p text:style-name="P3"><text:span text:style-name="T9">8081&gt; create 2</text:span></text:p>
            <text:p text:style-name="P3"><text:span text:style-name="T9">8081&gt; exec 2 B 20</text:span></text:p>
            <text:p text:style-name="P3"><text:span text:style-name="T9">8081&gt; ping 1</text:span></text:p>
            <text:p text:style-name="P3"><text:span text:style-name="T9">8081&gt; ping 2</text:span></text:p>
            <text:p text:style-name="P3"><text:span text:style-name="T9">8080&gt; union 8081</text:span></text:p>
            <text:p text:style-name="P3"><text:span text:style-name="T9">8080&gt; ping 1</text:span></text:p>
            <text:p text:style-name="P3"><text:span text:style-name="T9">8080&gt; ping 2</text:span></text:p>
            <text:p text:style-name="P3"><text:span text:style-name="T9">8080&gt; exec 1 A</text:span></text:p>
            <text:p text:style-name="P3"><text:span text:style-name="T9">8080&gt; exec 2 B</text:span></text:p>
            <text:p text:style-name="P3"><text:span text:style-name="T9">8081&gt; ping 1</text:span></text:p>
            <text:p text:style-name="P3"><text:span text:style-name="T9">8081&gt; ping 2</text:span></text:p>
            <text:p text:style-name="P3"><text:span text:style-name="T9">8081&gt; exec 1 A</text:span></text:p>
            <text:p text:style-name="P3"><text:span text:style-name="T9">8081&gt; exec 2 B</text:span></text:p>
            <text:p text:style-name="P3"><text:span text:style-name="T9">8081&gt; quit</text:span></text:p>
            <text:p text:style-name="P3"><text:span text:style-name="T9">8080&gt; ping 1</text:span></text:p>
            <text:p text:style-name="P3"><text:span text:style-name="T9">8080&gt; ping 2</text:span></text:p>
            <text:p text:style-name="P3"><text:span text:style-name="T9">8080&gt; exec 1 A</text:span></text:p>
            <text:p text:style-name="P3"><text:span text:style-name="T9">8080&gt; exec 2 B</text:span></text:p>
            <text:p text:style-name="P3"><text:span text:style-name="T9">8080&gt; quit</text:span></text:p>
          </table:table-cell>
        </table:table-row>
      </table:table>
      <text:p text:style-name="P21"/>
      <text:list xml:id="list1806950939187" text:continue-numbering="true" text:style-name="WWNum1">
        <text:list-item>
          <text:p text:style-name="P16"><text:span text:style-name="T1">Результаты выполнения тестов.</text:span></text:p>
        </text:list-item>
      </text:list>
      <text:p text:style-name="P19"><text:soft-page-break/><text:span text:style-name="T6">test 1</text:span><text:span text:style-name="T3">:</text:span></text:p>
      <text:p text:style-name="P22"><text:span text:style-name="T9">$ ./controller 8080</text:span></text:p>
      <text:p text:style-name="P22"><text:span text:style-name="T9">8080&gt; create 1</text:span></text:p>
      <text:p text:style-name="P22"><text:span text:style-name="T9">OK: 2494</text:span></text:p>
      <text:p text:style-name="P22"><text:span text:style-name="T9">8080&gt; ping 1</text:span></text:p>
      <text:p text:style-name="P22"><text:span text:style-name="T9">OK: 1</text:span></text:p>
      <text:p text:style-name="P22"><text:span text:style-name="T9">8080&gt; exec 1 test</text:span></text:p>
      <text:p text:style-name="P22"><text:span text:style-name="T9">OK: 'test' not found</text:span></text:p>
      <text:p text:style-name="P22"><text:span text:style-name="T9">8080&gt; exec 1 test 10</text:span></text:p>
      <text:p text:style-name="P22"><text:span text:style-name="T9">OK.</text:span></text:p>
      <text:p text:style-name="P22"><text:span text:style-name="T9">8080&gt; exec 1 test</text:span></text:p>
      <text:p text:style-name="P22"><text:span text:style-name="T9">OK: 10</text:span></text:p>
      <text:p text:style-name="P22"><text:span text:style-name="T9">$ kill 2494</text:span></text:p>
      <text:p text:style-name="P22"><text:span text:style-name="T9">8080&gt; ping 1</text:span></text:p>
      <text:p text:style-name="P22"><text:span text:style-name="T9">OK: 0</text:span></text:p>
      <text:p text:style-name="P22"><text:span text:style-name="T9">8080&gt; exec 1 test</text:span></text:p>
      <text:p text:style-name="P22"><text:span text:style-name="T9">ERROR: node is unavailable</text:span></text:p>
      <text:p text:style-name="P22"><text:span text:style-name="T9">8080&gt; remove 1</text:span></text:p>
      <text:p text:style-name="P22"><text:span text:style-name="T9">OK.</text:span></text:p>
      <text:p text:style-name="P22"><text:span text:style-name="T9">8080&gt; quit</text:span></text:p>
      <text:p text:style-name="P23"/>
      <text:p text:style-name="P4"><text:span text:style-name="T6">test 2</text:span><text:span text:style-name="T3">:</text:span></text:p>
      <text:p text:style-name="P25"><text:span text:style-name="T9">$ ./controller 8080</text:span></text:p>
      <text:p text:style-name="P25"><text:span text:style-name="T9">8080&gt; create 1</text:span></text:p>
      <text:p text:style-name="P25"><text:soft-page-break/><text:span text:style-name="T9">OK: 2576</text:span></text:p>
      <text:p text:style-name="P25"><text:span text:style-name="T9">8080&gt; exec 1 A 10</text:span></text:p>
      <text:p text:style-name="P25"><text:span text:style-name="T9">OK.</text:span></text:p>
      <text:p text:style-name="P25"><text:span text:style-name="T9">8080&gt; ping 1</text:span></text:p>
      <text:p text:style-name="P25"><text:span text:style-name="T9">OK: 1</text:span></text:p>
      <text:p text:style-name="P25"><text:span text:style-name="T9">8080&gt; ping 2</text:span></text:p>
      <text:p text:style-name="P25"><text:span text:style-name="T9">ERROR: id not found</text:span></text:p>
      <text:p text:style-name="P26"/>
      <text:p text:style-name="P25"><text:span text:style-name="T9">$ ./controller 8081</text:span></text:p>
      <text:p text:style-name="P25"><text:span text:style-name="T9">8081&gt; create 2</text:span></text:p>
      <text:p text:style-name="P25"><text:span text:style-name="T9">OK: 2580</text:span></text:p>
      <text:p text:style-name="P25"><text:span text:style-name="T9">8081&gt; exec 2 B 20</text:span></text:p>
      <text:p text:style-name="P25"><text:span text:style-name="T9">OK.</text:span></text:p>
      <text:p text:style-name="P25"><text:span text:style-name="T9">8081&gt; ping 1</text:span></text:p>
      <text:p text:style-name="P25"><text:span text:style-name="T9">ERROR: id not found</text:span></text:p>
      <text:p text:style-name="P25"><text:span text:style-name="T9">8081&gt; ping 2</text:span></text:p>
      <text:p text:style-name="P25"><text:span text:style-name="T9">OK: 1</text:span></text:p>
      <text:p text:style-name="P26"/>
      <text:p text:style-name="P25"><text:span text:style-name="T9">8080&gt; union 8081</text:span></text:p>
      <text:p text:style-name="P25"><text:span text:style-name="T9">OK.</text:span></text:p>
      <text:p text:style-name="P25"><text:span text:style-name="T9">8080&gt; ping 1</text:span></text:p>
      <text:p text:style-name="P25"><text:span text:style-name="T9">OK: 1</text:span></text:p>
      <text:p text:style-name="P25"><text:span text:style-name="T9">8080&gt; ping 2</text:span></text:p>
      <text:p text:style-name="P25"><text:span text:style-name="T9">OK: 1</text:span></text:p>
      <text:p text:style-name="P25"><text:soft-page-break/><text:span text:style-name="T9">8080&gt; exec 1 A</text:span></text:p>
      <text:p text:style-name="P25"><text:span text:style-name="T9">OK: 10</text:span></text:p>
      <text:p text:style-name="P25"><text:span text:style-name="T9">8080&gt; exec 2 B</text:span></text:p>
      <text:p text:style-name="P25"><text:span text:style-name="T9">OK: 20</text:span></text:p>
      <text:p text:style-name="P26"/>
      <text:p text:style-name="P25"><text:span text:style-name="T9">8081&gt; ping 1</text:span></text:p>
      <text:p text:style-name="P25"><text:span text:style-name="T9">OK: 1</text:span></text:p>
      <text:p text:style-name="P25"><text:span text:style-name="T9">8081&gt; ping 2</text:span></text:p>
      <text:p text:style-name="P25"><text:span text:style-name="T9">OK: 1</text:span></text:p>
      <text:p text:style-name="P25"><text:span text:style-name="T9">8081&gt; exec 1 A</text:span></text:p>
      <text:p text:style-name="P25"><text:span text:style-name="T9">OK: 10</text:span></text:p>
      <text:p text:style-name="P25"><text:span text:style-name="T9">8081&gt; exec 2 B</text:span></text:p>
      <text:p text:style-name="P25"><text:span text:style-name="T9">OK: 20</text:span></text:p>
      <text:p text:style-name="P25"><text:span text:style-name="T9">8081&gt; quit</text:span></text:p>
      <text:p text:style-name="P26"/>
      <text:p text:style-name="P25"><text:span text:style-name="T9">8080&gt; ping 1</text:span></text:p>
      <text:p text:style-name="P25"><text:span text:style-name="T9">OK: 1</text:span></text:p>
      <text:p text:style-name="P25"><text:span text:style-name="T9">8080&gt; ping 2</text:span></text:p>
      <text:p text:style-name="P25"><text:span text:style-name="T9">ERROR: id not found</text:span></text:p>
      <text:p text:style-name="P25"><text:span text:style-name="T9">8080&gt; exec 1 A</text:span></text:p>
      <text:p text:style-name="P25"><text:span text:style-name="T9">OK: 10</text:span></text:p>
      <text:p text:style-name="P25"><text:span text:style-name="T9">8080&gt; exec 2 B</text:span></text:p>
      <text:p text:style-name="P25"><text:span text:style-name="T9">ERROR: id not found</text:span></text:p>
      <text:p text:style-name="P25"><text:span text:style-name="T9">8080&gt; quit</text:span></text:p>
      <text:p text:style-name="P24"><text:soft-page-break/></text:p>
      <text:list xml:id="list1807652969435" text:continue-numbering="true" text:style-name="WWNum1">
        <text:list-item>
          <text:p text:style-name="P15"><text:span text:style-name="T1">Листинг программы</text:span></text:p>
        </text:list-item>
      </text:list>
      <text:p text:style-name="P12"><text:span text:style-name="T6">Makefile:</text:span></text:p>
      <text:p text:style-name="P19"><text:span text:style-name="T10">all: calculator controller</text:span></text:p>
      <text:p text:style-name="P18"/>
      <text:p text:style-name="P19"><text:span text:style-name="T10">calculator: calculator.cpp</text:span></text:p>
      <text:p text:style-name="P19"><text:span text:style-name="T10"><text:s text:c="4"/>g++ calculator.cpp -o calculator -lzmq</text:span></text:p>
      <text:p text:style-name="P18"/>
      <text:p text:style-name="P19"><text:span text:style-name="T10">controller: controller.cpp ctrl.h</text:span></text:p>
      <text:p text:style-name="P19"><text:span text:style-name="T10"><text:s text:c="4"/>g++ controller.cpp -o controller -lzmq -lpthread</text:span></text:p>
      <text:p text:style-name="P4"><text:span text:style-name="T6">calculator.cpp:</text:span></text:p>
      <text:p text:style-name="P4"><text:span text:style-name="T10">#include &lt;zmq.h&gt;</text:span></text:p>
      <text:p text:style-name="P4"><text:span text:style-name="T10">#include &lt;iostream&gt;</text:span></text:p>
      <text:p text:style-name="P4"><text:span text:style-name="T10">#include &lt;map&gt;</text:span></text:p>
      <text:p text:style-name="P2"/>
      <text:p text:style-name="P4"><text:span text:style-name="T10">//recieves:</text:span></text:p>
      <text:p text:style-name="P4"><text:span text:style-name="T10">// 2</text:span></text:p>
      <text:p text:style-name="P4"><text:span text:style-name="T10">// 0 var</text:span></text:p>
      <text:p text:style-name="P4"><text:span text:style-name="T10">// 1 var value</text:span></text:p>
      <text:p text:style-name="P4"><text:span text:style-name="T10">//sends:</text:span></text:p>
      <text:p text:style-name="P4"><text:span text:style-name="T10">// 0 - when ready</text:span></text:p>
      <text:p text:style-name="P4"><text:span text:style-name="T10">// 0 - ping</text:span></text:p>
      <text:p text:style-name="P4"><text:span text:style-name="T10">// 0 - success writing</text:span></text:p>
      <text:p text:style-name="P4"><text:span text:style-name="T10">// -1 - error reading</text:span></text:p>
      <text:p text:style-name="P4"><text:soft-page-break/><text:span text:style-name="T10">// 1 value - success reading</text:span></text:p>
      <text:p text:style-name="P2"/>
      <text:p text:style-name="P4"><text:span text:style-name="T10">int main(int argc, char *argv[])</text:span></text:p>
      <text:p text:style-name="P4"><text:span text:style-name="T10">{</text:span></text:p>
      <text:p text:style-name="P4"><text:span text:style-name="T10"><text:tab/>if (argc != 3)</text:span></text:p>
      <text:p text:style-name="P4"><text:span text:style-name="T10"><text:tab/>{</text:span></text:p>
      <text:p text:style-name="P4"><text:span text:style-name="T10"><text:s text:c="4"/><text:tab/>std::cout &lt;&lt; "Usage: " &lt;&lt; argv[0] &lt;&lt; " portRead portSend" &lt;&lt; std::endl;</text:span></text:p>
      <text:p text:style-name="P4"><text:span text:style-name="T10"><text:s text:c="4"/><text:tab/>return 0;</text:span></text:p>
      <text:p text:style-name="P4"><text:span text:style-name="T10"><text:tab/>}</text:span></text:p>
      <text:p text:style-name="P4"><text:span text:style-name="T10"><text:tab/>std::map&lt;std::string,int&gt; base; //base of vars and values</text:span></text:p>
      <text:p text:style-name="P2"/>
      <text:p text:style-name="P4"><text:span text:style-name="T10"><text:tab/>//connect to controller</text:span></text:p>
      <text:p text:style-name="P4"><text:span text:style-name="T10"><text:tab/>void *context = zmq_ctx_new();</text:span></text:p>
      <text:p text:style-name="P4"><text:span text:style-name="T10"><text:tab/>void *socketRead = zmq_socket(context, ZMQ_PULL); //for reading from controller</text:span></text:p>
      <text:p text:style-name="P4"><text:span text:style-name="T10"><text:tab/>void *socketSend = zmq_socket(context, ZMQ_PUSH); //for sending to controller</text:span></text:p>
      <text:p text:style-name="P2"/>
      <text:p text:style-name="P4"><text:span text:style-name="T10"><text:tab/>//connect sockets</text:span></text:p>
      <text:p text:style-name="P4"><text:span text:style-name="T10"><text:tab/>std::string addrR = "tcp://localhost:";</text:span></text:p>
      <text:p text:style-name="P4"><text:span text:style-name="T10"><text:tab/>std::string addrS = "tcp://localhost:";</text:span></text:p>
      <text:p text:style-name="P4"><text:span text:style-name="T10"><text:tab/>addrR += argv[1];</text:span></text:p>
      <text:p text:style-name="P4"><text:span text:style-name="T10"><text:tab/>addrS += argv[2];</text:span></text:p>
      <text:p text:style-name="P4"><text:span text:style-name="T10"><text:tab/>zmq_connect(socketRead, addrR.c_str());</text:span></text:p>
      <text:p text:style-name="P4"><text:span text:style-name="T10"><text:tab/>zmq_connect(socketSend, addrS.c_str());</text:span></text:p>
      <text:p text:style-name="P2"/>
      <text:p text:style-name="P4"><text:soft-page-break/><text:span text:style-name="T10"><text:tab/>//setup sockets</text:span></text:p>
      <text:p text:style-name="P4"><text:span text:style-name="T10"><text:tab/>int zero = 0;</text:span></text:p>
      <text:p text:style-name="P4"><text:span text:style-name="T10"><text:tab/>zmq_setsockopt(socketSend, ZMQ_LINGER, (void*)&amp;zero, sizeof(zero));</text:span></text:p>
      <text:p text:style-name="P4"><text:span text:style-name="T10"><text:tab/>zmq_setsockopt(socketRead, ZMQ_LINGER, (void*)&amp;zero, sizeof(zero));</text:span></text:p>
      <text:p text:style-name="P2"/>
      <text:p text:style-name="P4"><text:span text:style-name="T10"><text:tab/>//when ready, send 0</text:span></text:p>
      <text:p text:style-name="P4"><text:span text:style-name="T10"><text:tab/>char ZERO = 0;</text:span></text:p>
      <text:p text:style-name="P4"><text:span text:style-name="T10"><text:tab/>zmq_send(socketSend, (void*)&amp;ZERO, sizeof(ZERO), 0);</text:span></text:p>
      <text:p text:style-name="P2"/>
      <text:p text:style-name="P4"><text:span text:style-name="T10"><text:tab/>while (true)</text:span></text:p>
      <text:p text:style-name="P4"><text:span text:style-name="T10"><text:tab/>{</text:span></text:p>
      <text:p text:style-name="P4"><text:span text:style-name="T10"><text:s text:c="4"/><text:tab/>char type; //0 - read, 1 - write, 2 - ping</text:span></text:p>
      <text:p text:style-name="P4"><text:span text:style-name="T10"><text:s text:c="4"/><text:tab/>zmq_recv(socketRead, (void*)&amp;type, sizeof(type), 0);</text:span></text:p>
      <text:p text:style-name="P2"/>
      <text:p text:style-name="P4"><text:span text:style-name="T10"><text:s text:c="4"/><text:tab/>if (type == 2) //ping</text:span></text:p>
      <text:p text:style-name="P4"><text:span text:style-name="T10"><text:s text:c="4"/><text:tab/>{</text:span></text:p>
      <text:p text:style-name="P4"><text:span text:style-name="T10"><text:s text:c="8"/><text:tab/>//send zero as OK</text:span></text:p>
      <text:p text:style-name="P4"><text:span text:style-name="T10"><text:s text:c="8"/><text:tab/>char snd = 0;</text:span></text:p>
      <text:p text:style-name="P4"><text:span text:style-name="T10"><text:s text:c="8"/><text:tab/>zmq_send(socketSend, (void*)&amp;snd, sizeof(snd), 0);</text:span></text:p>
      <text:p text:style-name="P4"><text:span text:style-name="T10"><text:s text:c="8"/><text:tab/>continue;</text:span></text:p>
      <text:p text:style-name="P4"><text:span text:style-name="T10"><text:s text:c="4"/><text:tab/>}</text:span></text:p>
      <text:p text:style-name="P2"/>
      <text:p text:style-name="P4"><text:span text:style-name="T10"><text:s text:c="4"/><text:tab/>std::string name = ""; //name of variable (sent if 0 or 1)</text:span></text:p>
      <text:p text:style-name="P4"><text:span text:style-name="T10"><text:s text:c="4"/><text:tab/>char letter;</text:span></text:p>
      <text:p text:style-name="P2"><text:soft-page-break/></text:p>
      <text:p text:style-name="P4"><text:span text:style-name="T10"><text:s text:c="4"/><text:tab/>while (true)</text:span></text:p>
      <text:p text:style-name="P4"><text:span text:style-name="T10"><text:s text:c="4"/><text:tab/>{</text:span></text:p>
      <text:p text:style-name="P4"><text:span text:style-name="T10"><text:s text:c="8"/><text:tab/>zmq_recv(socketRead, (void*)&amp;letter, sizeof(letter), 0);</text:span></text:p>
      <text:p text:style-name="P4"><text:span text:style-name="T10"><text:s text:c="8"/><text:tab/>if (letter == '\0') break;</text:span></text:p>
      <text:p text:style-name="P4"><text:span text:style-name="T10"><text:s text:c="8"/><text:tab/>name += letter;</text:span></text:p>
      <text:p text:style-name="P4"><text:span text:style-name="T10"><text:s text:c="4"/><text:tab/>}</text:span></text:p>
      <text:p text:style-name="P2"/>
      <text:p text:style-name="P4"><text:span text:style-name="T10"><text:s text:c="4"/><text:tab/>if (type == 1) //write</text:span></text:p>
      <text:p text:style-name="P4"><text:span text:style-name="T10"><text:s text:c="4"/><text:tab/>{</text:span></text:p>
      <text:p text:style-name="P4"><text:span text:style-name="T10"><text:s text:c="8"/><text:tab/>int val; //read value</text:span></text:p>
      <text:p text:style-name="P4"><text:span text:style-name="T10"><text:s text:c="8"/><text:tab/>zmq_recv(socketRead, (void*)&amp;val, sizeof(val), 0);</text:span></text:p>
      <text:p text:style-name="P4"><text:span text:style-name="T10"><text:s text:c="8"/><text:tab/>base[name] = val; //set value</text:span></text:p>
      <text:p text:style-name="P4"><text:span text:style-name="T10"><text:s text:c="8"/><text:tab/>//send zero as OK</text:span></text:p>
      <text:p text:style-name="P4"><text:span text:style-name="T10"><text:s text:c="8"/><text:tab/>char snd = 0;</text:span></text:p>
      <text:p text:style-name="P4"><text:span text:style-name="T10"><text:s text:c="8"/><text:tab/>zmq_send(socketSend, (void*)&amp;snd, sizeof(snd), 0);</text:span></text:p>
      <text:p text:style-name="P4"><text:span text:style-name="T10"><text:s text:c="4"/><text:tab/>}</text:span></text:p>
      <text:p text:style-name="P4"><text:span text:style-name="T10"><text:s text:c="4"/><text:tab/>else //read</text:span></text:p>
      <text:p text:style-name="P4"><text:span text:style-name="T10"><text:s text:c="4"/><text:tab/>{</text:span></text:p>
      <text:p text:style-name="P4"><text:span text:style-name="T10"><text:s text:c="8"/><text:tab/>//try to find in base</text:span></text:p>
      <text:p text:style-name="P4"><text:span text:style-name="T10"><text:s text:c="8"/><text:tab/>auto iter = base.find(name);</text:span></text:p>
      <text:p text:style-name="P4"><text:span text:style-name="T10"><text:s text:c="8"/><text:tab/>if (iter == base.end()) //fail</text:span></text:p>
      <text:p text:style-name="P4"><text:span text:style-name="T10"><text:s text:c="8"/><text:tab/>{</text:span></text:p>
      <text:p text:style-name="P4"><text:span text:style-name="T10"><text:s text:c="12"/><text:tab/>//send -1 as error</text:span></text:p>
      <text:p text:style-name="P4"><text:soft-page-break/><text:span text:style-name="T10"><text:s text:c="12"/><text:tab/>char snd = -1;</text:span></text:p>
      <text:p text:style-name="P4"><text:span text:style-name="T10"><text:s text:c="12"/><text:tab/>zmq_send(socketSend, (void*)&amp;snd, sizeof(snd), 0);</text:span></text:p>
      <text:p text:style-name="P4"><text:span text:style-name="T10"><text:s text:c="8"/><text:tab/>}</text:span></text:p>
      <text:p text:style-name="P4"><text:span text:style-name="T10"><text:s text:c="8"/><text:tab/>else //found</text:span></text:p>
      <text:p text:style-name="P4"><text:span text:style-name="T10"><text:s text:c="8"/><text:tab/>{</text:span></text:p>
      <text:p text:style-name="P4"><text:span text:style-name="T10"><text:s text:c="12"/><text:tab/>//send zero as KEEP READ</text:span></text:p>
      <text:p text:style-name="P4"><text:span text:style-name="T10"><text:s text:c="12"/><text:tab/>char snd = 1;</text:span></text:p>
      <text:p text:style-name="P4"><text:span text:style-name="T10"><text:s text:c="12"/><text:tab/>zmq_send(socketSend, (void*)&amp;snd, sizeof(snd), 0);</text:span></text:p>
      <text:p text:style-name="P4"><text:span text:style-name="T10"><text:s text:c="12"/><text:tab/>//send answer</text:span></text:p>
      <text:p text:style-name="P4"><text:span text:style-name="T10"><text:s text:c="12"/><text:tab/>int snd2 = iter-&gt;second;</text:span></text:p>
      <text:p text:style-name="P4"><text:span text:style-name="T10"><text:s text:c="12"/><text:tab/>zmq_send(socketSend, (void*)&amp;snd2, sizeof(snd2), 0);</text:span></text:p>
      <text:p text:style-name="P4"><text:span text:style-name="T10"><text:s text:c="8"/><text:tab/>}</text:span></text:p>
      <text:p text:style-name="P4"><text:span text:style-name="T10"><text:s text:c="4"/><text:tab/>}</text:span></text:p>
      <text:p text:style-name="P4"><text:span text:style-name="T10"><text:tab/>}</text:span></text:p>
      <text:p text:style-name="P2"/>
      <text:p text:style-name="P4"><text:span text:style-name="T10"><text:tab/>zmq_close(socketRead);</text:span></text:p>
      <text:p text:style-name="P4"><text:span text:style-name="T10"><text:tab/>zmq_close(socketSend);</text:span></text:p>
      <text:p text:style-name="P4"><text:span text:style-name="T10"><text:tab/>zmq_ctx_destroy(context);</text:span></text:p>
      <text:p text:style-name="P4"><text:span text:style-name="T10"><text:tab/>return 0;</text:span></text:p>
      <text:p text:style-name="P4"><text:span text:style-name="T10">}</text:span></text:p>
      <text:p text:style-name="P4"><text:span text:style-name="T6">ctrl.h:</text:span></text:p>
      <text:p text:style-name="P4"><text:span text:style-name="T10">#pragma once</text:span></text:p>
      <text:p text:style-name="P2"/>
      <text:p text:style-name="P4"><text:span text:style-name="T10">#include &lt;zmq.h&gt;</text:span></text:p>
      <text:p text:style-name="P4"><text:soft-page-break/><text:span text:style-name="T10">#include &lt;unistd.h&gt;</text:span></text:p>
      <text:p text:style-name="P4"><text:span text:style-name="T10">#include &lt;signal.h&gt;</text:span></text:p>
      <text:p text:style-name="P2"/>
      <text:p text:style-name="P4"><text:span text:style-name="T10">#include &lt;algorithm&gt;</text:span></text:p>
      <text:p text:style-name="P4"><text:span text:style-name="T10">#include &lt;iostream&gt;</text:span></text:p>
      <text:p text:style-name="P4"><text:span text:style-name="T10">#include &lt;list&gt;</text:span></text:p>
      <text:p text:style-name="P4"><text:span text:style-name="T10">#include &lt;map&gt;</text:span></text:p>
      <text:p text:style-name="P2"/>
      <text:p text:style-name="P4"><text:span text:style-name="T10">class Controller</text:span></text:p>
      <text:p text:style-name="P4"><text:span text:style-name="T10">{</text:span></text:p>
      <text:p text:style-name="P4"><text:span text:style-name="T10">public:</text:span></text:p>
      <text:p text:style-name="P4"><text:span text:style-name="T10"><text:tab/>const static int TIMEOUT = 1000, PINGTIME = 10; //maximum waiting time</text:span></text:p>
      <text:p text:style-name="P2"/>
      <text:p text:style-name="P4"><text:span text:style-name="T10"><text:tab/>Controller(char *port)</text:span></text:p>
      <text:p text:style-name="P4"><text:span text:style-name="T10"><text:tab/>{</text:span></text:p>
      <text:p text:style-name="P4"><text:span text:style-name="T10"><text:s text:c="4"/><text:tab/>//init my reading socket</text:span></text:p>
      <text:p text:style-name="P4"><text:span text:style-name="T10"><text:s text:c="4"/><text:tab/>m_context = zmq_ctx_new();</text:span></text:p>
      <text:p text:style-name="P4"><text:span text:style-name="T10"><text:s text:c="4"/><text:tab/>m_socket = zmq_socket(m_context, ZMQ_PULL);</text:span></text:p>
      <text:p text:style-name="P4"><text:span text:style-name="T10"><text:s text:c="3"/><text:tab/> </text:span></text:p>
      <text:p text:style-name="P4"><text:span text:style-name="T10"><text:s text:c="4"/><text:tab/>int zero = 0;</text:span></text:p>
      <text:p text:style-name="P4"><text:span text:style-name="T10"><text:s text:c="4"/><text:tab/>zmq_setsockopt(m_socket, ZMQ_RCVTIMEO, (void*)&amp;TIMEOUT, sizeof(TIMEOUT));</text:span></text:p>
      <text:p text:style-name="P4"><text:span text:style-name="T10"><text:s text:c="4"/><text:tab/>zmq_setsockopt(m_socket, ZMQ_LINGER, (void*)&amp;zero, sizeof(zero));</text:span></text:p>
      <text:p text:style-name="P2"/>
      <text:p text:style-name="P4"><text:span text:style-name="T10"><text:s text:c="4"/><text:tab/>std::string addr = "tcp://*:";</text:span></text:p>
      <text:p text:style-name="P4"><text:soft-page-break/><text:span text:style-name="T10"><text:s text:c="4"/><text:tab/>addr += port;</text:span></text:p>
      <text:p text:style-name="P4"><text:span text:style-name="T10"><text:s text:c="4"/><text:tab/>//try to bind</text:span></text:p>
      <text:p text:style-name="P4"><text:span text:style-name="T10"><text:s text:c="4"/><text:tab/>int err = zmq_bind(m_socket, addr.c_str()); //bind reading socket</text:span></text:p>
      <text:p text:style-name="P4"><text:span text:style-name="T10"><text:s text:c="4"/><text:tab/>if (err) throw std::logic_error("Port is not free: " + addr + " err: " + std::to_string(zmq_errno())); //fail</text:span></text:p>
      <text:p text:style-name="P4"><text:span text:style-name="T10"><text:s text:c="4"/><text:tab/>//set port</text:span></text:p>
      <text:p text:style-name="P4"><text:span text:style-name="T10"><text:s text:c="4"/><text:tab/>m_port = atoi(port);</text:span></text:p>
      <text:p text:style-name="P4"><text:span text:style-name="T10"><text:s text:c="4"/><text:tab/>//thread vars</text:span></text:p>
      <text:p text:style-name="P4"><text:span text:style-name="T10"><text:s text:c="4"/><text:tab/>m_threadWork = true;</text:span></text:p>
      <text:p text:style-name="P4"><text:span text:style-name="T10"><text:s text:c="4"/><text:tab/>m_threadDone = false;</text:span></text:p>
      <text:p text:style-name="P4"><text:span text:style-name="T10"><text:tab/>}</text:span></text:p>
      <text:p text:style-name="P4"><text:span text:style-name="T10"><text:tab/>~Controller()</text:span></text:p>
      <text:p text:style-name="P4"><text:span text:style-name="T10"><text:tab/>{</text:span></text:p>
      <text:p text:style-name="P4"><text:span text:style-name="T10"><text:s text:c="4"/><text:tab/>m_threadWork = false;</text:span></text:p>
      <text:p text:style-name="P4"><text:span text:style-name="T10"><text:s text:c="4"/><text:tab/>while (!m_threadDone); //wait for thread to finish</text:span></text:p>
      <text:p text:style-name="P2"/>
      <text:p text:style-name="P4"><text:span text:style-name="T10"><text:s text:c="4"/><text:tab/>//kill all calculators</text:span></text:p>
      <text:p text:style-name="P4"><text:span text:style-name="T10"><text:s text:c="4"/><text:tab/>for (auto &amp;a : m_calculators)</text:span></text:p>
      <text:p text:style-name="P4"><text:span text:style-name="T10"><text:s text:c="4"/><text:tab/>{</text:span></text:p>
      <text:p text:style-name="P4"><text:span text:style-name="T10"><text:s text:c="8"/><text:tab/>kill(a.second.pid, SIGTERM);</text:span></text:p>
      <text:p text:style-name="P4"><text:span text:style-name="T10"><text:s text:c="8"/><text:tab/>kill(a.second.pid, SIGKILL);</text:span></text:p>
      <text:p text:style-name="P4"><text:span text:style-name="T10"><text:s text:c="8"/><text:tab/>zmq_close(a.second.socketRead);</text:span></text:p>
      <text:p text:style-name="P4"><text:span text:style-name="T10"><text:s text:c="8"/><text:tab/>zmq_close(a.second.socketSend);</text:span></text:p>
      <text:p text:style-name="P4"><text:span text:style-name="T10"><text:s text:c="4"/><text:tab/>}</text:span></text:p>
      <text:p text:style-name="P4"><text:span text:style-name="T10"><text:s text:c="4"/><text:tab/>//close all sockets</text:span></text:p>
      <text:p text:style-name="P4"><text:soft-page-break/><text:span text:style-name="T10"><text:s text:c="4"/><text:tab/>bool first = true;</text:span></text:p>
      <text:p text:style-name="P4"><text:span text:style-name="T10"><text:s text:c="4"/><text:tab/>for (auto &amp;oc : m_otherControllers)</text:span></text:p>
      <text:p text:style-name="P4"><text:span text:style-name="T10"><text:s text:c="4"/><text:tab/>{</text:span></text:p>
      <text:p text:style-name="P4"><text:span text:style-name="T10"><text:s text:c="8"/><text:tab/>if (first) first = false; //skip 1st</text:span></text:p>
      <text:p text:style-name="P4"><text:span text:style-name="T10"><text:s text:c="8"/><text:tab/>else</text:span></text:p>
      <text:p text:style-name="P4"><text:span text:style-name="T10"><text:s text:c="8"/><text:tab/>{</text:span></text:p>
      <text:p text:style-name="P4"><text:span text:style-name="T10"><text:s text:c="12"/><text:tab/>char forget = 7; //disconnect</text:span></text:p>
      <text:p text:style-name="P4"><text:span text:style-name="T10"><text:s text:c="12"/><text:tab/>zmq_send(oc.socketSend, (void*)&amp;forget, sizeof(forget), 0);</text:span></text:p>
      <text:p text:style-name="P4"><text:span text:style-name="T10"><text:s text:c="12"/><text:tab/>zmq_send(oc.socketSend, (void*)&amp;m_port, sizeof(m_port), 0);</text:span></text:p>
      <text:p text:style-name="P4"><text:span text:style-name="T10"><text:s text:c="8"/><text:tab/>}</text:span></text:p>
      <text:p text:style-name="P4"><text:span text:style-name="T10"><text:s text:c="8"/><text:tab/>//close socket</text:span></text:p>
      <text:p text:style-name="P4"><text:span text:style-name="T10"><text:s text:c="8"/><text:tab/>zmq_close(oc.socketSend);</text:span></text:p>
      <text:p text:style-name="P4"><text:span text:style-name="T10"><text:s text:c="4"/><text:tab/>}</text:span></text:p>
      <text:p text:style-name="P4"><text:span text:style-name="T10"><text:s text:c="4"/><text:tab/>zmq_close(m_socket);</text:span></text:p>
      <text:p text:style-name="P4"><text:span text:style-name="T10"><text:s text:c="4"/><text:tab/>zmq_ctx_destroy(m_context);</text:span></text:p>
      <text:p text:style-name="P4"><text:span text:style-name="T10"><text:tab/>}</text:span></text:p>
      <text:p text:style-name="P2"/>
      <text:p text:style-name="P4"><text:span text:style-name="T10"><text:tab/>int Add(int id)</text:span></text:p>
      <text:p text:style-name="P4"><text:span text:style-name="T10"><text:tab/>{</text:span></text:p>
      <text:p text:style-name="P4"><text:span text:style-name="T10"><text:s text:c="4"/><text:tab/>if (m_calculators.find(id) != m_calculators.end())</text:span></text:p>
      <text:p text:style-name="P4"><text:span text:style-name="T10"><text:s text:c="8"/><text:tab/>return -1; //this ID already exists</text:span></text:p>
      <text:p text:style-name="P2"/>
      <text:p text:style-name="P4"><text:span text:style-name="T10"><text:s text:c="4"/><text:tab/>//create sockets</text:span></text:p>
      <text:p text:style-name="P4"><text:span text:style-name="T10"><text:s text:c="4"/><text:tab/>void *socketRead = zmq_socket(m_context, ZMQ_PULL);</text:span></text:p>
      <text:p text:style-name="P4"><text:soft-page-break/><text:span text:style-name="T10"><text:s text:c="4"/><text:tab/>void *socketSend = zmq_socket(m_context, ZMQ_PUSH);</text:span></text:p>
      <text:p text:style-name="P4"><text:span text:style-name="T10"><text:s text:c="4"/><text:tab/>//bind sockets</text:span></text:p>
      <text:p text:style-name="P4"><text:span text:style-name="T10"><text:s text:c="4"/><text:tab/>zmq_bind(socketRead, "tcp://*:*");</text:span></text:p>
      <text:p text:style-name="P4"><text:span text:style-name="T10"><text:s text:c="4"/><text:tab/>zmq_bind(socketSend, "tcp://*:*");</text:span></text:p>
      <text:p text:style-name="P4"><text:span text:style-name="T10"><text:s text:c="4"/><text:tab/>//setup sockets</text:span></text:p>
      <text:p text:style-name="P4"><text:span text:style-name="T10"><text:s text:c="4"/><text:tab/>int zero = 0;</text:span></text:p>
      <text:p text:style-name="P4"><text:span text:style-name="T10"><text:s text:c="4"/><text:tab/>zmq_setsockopt(socketRead, ZMQ_RCVTIMEO, (void*)&amp;PINGTIME, sizeof(PINGTIME));</text:span></text:p>
      <text:p text:style-name="P4"><text:span text:style-name="T10"><text:s text:c="4"/><text:tab/>zmq_setsockopt(socketRead, ZMQ_LINGER, (void*)&amp;zero, sizeof(zero));</text:span></text:p>
      <text:p text:style-name="P4"><text:span text:style-name="T10"><text:s text:c="4"/><text:tab/>zmq_setsockopt(socketSend, ZMQ_SNDTIMEO, (void*)&amp;PINGTIME, sizeof(PINGTIME));</text:span></text:p>
      <text:p text:style-name="P4"><text:span text:style-name="T10"><text:s text:c="4"/><text:tab/>zmq_setsockopt(socketSend, ZMQ_LINGER, (void*)&amp;zero, sizeof(zero));</text:span></text:p>
      <text:p text:style-name="P4"><text:span text:style-name="T10"><text:s text:c="4"/><text:tab/>//get ports</text:span></text:p>
      <text:p text:style-name="P4"><text:span text:style-name="T10"><text:s text:c="4"/><text:tab/>char portRead[1024], portSend[1024], *pR, *pS;</text:span></text:p>
      <text:p text:style-name="P4"><text:span text:style-name="T10"><text:s text:c="4"/><text:tab/>size_t len = 1024;</text:span></text:p>
      <text:p text:style-name="P4"><text:span text:style-name="T10"><text:s text:c="4"/><text:tab/>zmq_getsockopt(socketRead, ZMQ_LAST_ENDPOINT, (void*)&amp;portRead, &amp;len);</text:span></text:p>
      <text:p text:style-name="P4"><text:span text:style-name="T10"><text:s text:c="4"/><text:tab/>zmq_getsockopt(socketSend, ZMQ_LAST_ENDPOINT, (void*)&amp;portSend, &amp;len);</text:span></text:p>
      <text:p text:style-name="P4"><text:span text:style-name="T10"><text:s text:c="4"/><text:tab/>//get ports themselfs</text:span></text:p>
      <text:p text:style-name="P4"><text:span text:style-name="T10"><text:s text:c="4"/><text:tab/>int dvoetochie, hp;</text:span></text:p>
      <text:p text:style-name="P4"><text:span text:style-name="T10"><text:s text:c="4"/><text:tab/>for (dvoetochie = 0, hp = 1; dvoetochie &lt; 1024; dvoetochie++) if (portRead[dvoetochie] == ':' &amp;&amp; hp-- == 0) break;</text:span></text:p>
      <text:p text:style-name="P4"><text:span text:style-name="T10"><text:s text:c="4"/><text:tab/>pR = portRead + dvoetochie + 1;</text:span></text:p>
      <text:p text:style-name="P4"><text:span text:style-name="T10"><text:s text:c="4"/><text:tab/>for (dvoetochie = 0, hp = 1; dvoetochie &lt; 1024; dvoetochie++) if (portSend[dvoetochie] == ':' &amp;&amp; hp-- == 0) break;</text:span></text:p>
      <text:p text:style-name="P4"><text:span text:style-name="T10"><text:s text:c="4"/><text:tab/>pS = portSend + dvoetochie + 1;</text:span></text:p>
      <text:p text:style-name="P2"/>
      <text:p text:style-name="P4"><text:span text:style-name="T10"><text:s text:c="4"/><text:tab/>//FORK!!!</text:span></text:p>
      <text:p text:style-name="P4"><text:span text:style-name="T10"><text:s text:c="4"/><text:tab/>pid_t pid = fork();</text:span></text:p>
      <text:p text:style-name="P4"><text:soft-page-break/><text:span text:style-name="T10"><text:s text:c="4"/><text:tab/>if (pid == 0) //child</text:span></text:p>
      <text:p text:style-name="P4"><text:span text:style-name="T10"><text:s text:c="4"/><text:tab/>{</text:span></text:p>
      <text:p text:style-name="P4"><text:span text:style-name="T10"><text:s text:c="8"/><text:tab/>execl("./calculator", "./calculator", pS, pR, NULL); //read from where we send and send to where whe read from</text:span></text:p>
      <text:p text:style-name="P4"><text:span text:style-name="T10"><text:s text:c="8"/><text:tab/>exit(-1);</text:span></text:p>
      <text:p text:style-name="P4"><text:span text:style-name="T10"><text:s text:c="4"/><text:tab/>}</text:span></text:p>
      <text:p text:style-name="P4"><text:span text:style-name="T10"><text:s text:c="4"/><text:tab/>else //parent</text:span></text:p>
      <text:p text:style-name="P4"><text:span text:style-name="T10"><text:s text:c="4"/><text:tab/>{</text:span></text:p>
      <text:p text:style-name="P4"><text:span text:style-name="T10"><text:s text:c="8"/><text:tab/>//wait answer</text:span></text:p>
      <text:p text:style-name="P4"><text:span text:style-name="T10"><text:s text:c="8"/><text:tab/>char ans;</text:span></text:p>
      <text:p text:style-name="P4"><text:span text:style-name="T10"><text:s text:c="8"/><text:tab/>int err = zmq_recv(socketRead, (void*)&amp;ans, sizeof(ans), 0);</text:span></text:p>
      <text:p text:style-name="P4"><text:span text:style-name="T10"><text:s text:c="8"/><text:tab/>if (err == -1 || ans != 0)</text:span></text:p>
      <text:p text:style-name="P4"><text:span text:style-name="T10"><text:s text:c="8"/><text:tab/>{</text:span></text:p>
      <text:p text:style-name="P4"><text:span text:style-name="T10"><text:s text:c="12"/><text:tab/>kill(pid, SIGTERM);</text:span></text:p>
      <text:p text:style-name="P4"><text:span text:style-name="T10"><text:s text:c="12"/><text:tab/>kill(pid, SIGKILL);</text:span></text:p>
      <text:p text:style-name="P4"><text:span text:style-name="T10"><text:s text:c="12"/><text:tab/>zmq_close(socketRead);</text:span></text:p>
      <text:p text:style-name="P4"><text:span text:style-name="T10"><text:s text:c="12"/><text:tab/>zmq_close(socketSend);</text:span></text:p>
      <text:p text:style-name="P4"><text:span text:style-name="T10"><text:s text:c="12"/><text:tab/>return -2; //cannot create node</text:span></text:p>
      <text:p text:style-name="P4"><text:span text:style-name="T10"><text:s text:c="8"/><text:tab/>}</text:span></text:p>
      <text:p text:style-name="P2"/>
      <text:p text:style-name="P4"><text:span text:style-name="T10"><text:s text:c="8"/><text:tab/>//fill data</text:span></text:p>
      <text:p text:style-name="P4"><text:span text:style-name="T10"><text:s text:c="8"/><text:tab/>Calculator calc;</text:span></text:p>
      <text:p text:style-name="P4"><text:span text:style-name="T10"><text:s text:c="8"/><text:tab/>calc.pid = pid;</text:span></text:p>
      <text:p text:style-name="P4"><text:span text:style-name="T10"><text:s text:c="8"/><text:tab/>calc.socketRead = socketRead;</text:span></text:p>
      <text:p text:style-name="P4"><text:span text:style-name="T10"><text:s text:c="8"/><text:tab/>calc.socketSend = socketSend;</text:span></text:p>
      <text:p text:style-name="P4"><text:soft-page-break/><text:span text:style-name="T10"><text:s text:c="8"/><text:tab/>m_calculators[id] = calc;</text:span></text:p>
      <text:p text:style-name="P2"/>
      <text:p text:style-name="P4"><text:span text:style-name="T10"><text:s text:c="8"/><text:tab/>return pid;</text:span></text:p>
      <text:p text:style-name="P4"><text:span text:style-name="T10"><text:s text:c="4"/><text:tab/>}</text:span></text:p>
      <text:p text:style-name="P4"><text:span text:style-name="T10"><text:tab/>}</text:span></text:p>
      <text:p text:style-name="P4"><text:span text:style-name="T10"><text:tab/>char Remove(int id)</text:span></text:p>
      <text:p text:style-name="P4"><text:span text:style-name="T10"><text:tab/>{</text:span></text:p>
      <text:p text:style-name="P4"><text:span text:style-name="T10"><text:s text:c="4"/><text:tab/>auto iter = m_calculators.find(id); //check ID exists</text:span></text:p>
      <text:p text:style-name="P4"><text:span text:style-name="T10"><text:s text:c="4"/><text:tab/>if (iter == m_calculators.end()) return -1; //this ID doesn't exists</text:span></text:p>
      <text:p text:style-name="P2"/>
      <text:p text:style-name="P4"><text:span text:style-name="T10"><text:s text:c="4"/><text:tab/>//kill him</text:span></text:p>
      <text:p text:style-name="P4"><text:span text:style-name="T10"><text:s text:c="4"/><text:tab/>kill(iter-&gt;second.pid, SIGTERM);</text:span></text:p>
      <text:p text:style-name="P4"><text:span text:style-name="T10"><text:s text:c="4"/><text:tab/>kill(iter-&gt;second.pid, SIGKILL);</text:span></text:p>
      <text:p text:style-name="P4"><text:span text:style-name="T10"><text:s text:c="4"/><text:tab/>zmq_close(iter-&gt;second.socketRead);</text:span></text:p>
      <text:p text:style-name="P4"><text:span text:style-name="T10"><text:s text:c="4"/><text:tab/>zmq_close(iter-&gt;second.socketSend);</text:span></text:p>
      <text:p text:style-name="P4"><text:span text:style-name="T10"><text:s text:c="4"/><text:tab/>//remove from map</text:span></text:p>
      <text:p text:style-name="P4"><text:span text:style-name="T10"><text:s text:c="4"/><text:tab/>m_calculators.erase(id);</text:span></text:p>
      <text:p text:style-name="P4"><text:span text:style-name="T10"><text:s text:c="4"/><text:tab/>return 0;</text:span></text:p>
      <text:p text:style-name="P4"><text:span text:style-name="T10"><text:tab/>}</text:span></text:p>
      <text:p text:style-name="P4"><text:span text:style-name="T10"><text:tab/>char Union(int port) //join with OC</text:span></text:p>
      <text:p text:style-name="P4"><text:span text:style-name="T10"><text:tab/>{</text:span></text:p>
      <text:p text:style-name="P4"><text:span text:style-name="T10"><text:s text:c="4"/><text:tab/>//check port</text:span></text:p>
      <text:p text:style-name="P4"><text:span text:style-name="T10"><text:s text:c="4"/><text:tab/>if (port == m_port) return -1; //cannot union with myself</text:span></text:p>
      <text:p text:style-name="P4"><text:span text:style-name="T10"><text:s text:c="4"/><text:tab/>for (auto &amp;oc : m_otherControllers)</text:span></text:p>
      <text:p text:style-name="P4"><text:soft-page-break/><text:span text:style-name="T10"><text:s text:c="8"/><text:tab/>if (oc.port == port) return -2;//cannot union twice</text:span></text:p>
      <text:p text:style-name="P2"/>
      <text:p text:style-name="P4"><text:span text:style-name="T10"><text:s text:c="4"/><text:tab/>void *socketSend = zmq_socket(m_context, ZMQ_PUSH);</text:span></text:p>
      <text:p text:style-name="P4"><text:span text:style-name="T10"><text:s text:c="4"/><text:tab/>std::string addr = "tcp://localhost:" + std::to_string(port); //addres to OC</text:span></text:p>
      <text:p text:style-name="P4"><text:span text:style-name="T10"><text:s text:c="4"/><text:tab/>zmq_connect(socketSend, addr.c_str()); //connect to OC</text:span></text:p>
      <text:p text:style-name="P4"><text:span text:style-name="T10"><text:s text:c="4"/><text:tab/>//setup socket</text:span></text:p>
      <text:p text:style-name="P4"><text:span text:style-name="T10"><text:s text:c="4"/><text:tab/>int zero = 0;</text:span></text:p>
      <text:p text:style-name="P4"><text:span text:style-name="T10"><text:s text:c="4"/><text:tab/>zmq_setsockopt(socketSend, ZMQ_SNDTIMEO, (void*)&amp;TIMEOUT, sizeof(TIMEOUT));</text:span></text:p>
      <text:p text:style-name="P4"><text:span text:style-name="T10"><text:s text:c="4"/><text:tab/>zmq_setsockopt(socketSend, ZMQ_LINGER, (void*)&amp;zero, sizeof(zero));</text:span></text:p>
      <text:p text:style-name="P4"><text:span text:style-name="T10"><text:s text:c="3"/><text:tab/> </text:span></text:p>
      <text:p text:style-name="P4"><text:span text:style-name="T10"><text:s text:c="4"/><text:tab/>//send OC data about connection</text:span></text:p>
      <text:p text:style-name="P4"><text:span text:style-name="T10"><text:s text:c="4"/><text:tab/>int err;</text:span></text:p>
      <text:p text:style-name="P4"><text:span text:style-name="T10"><text:s text:c="4"/><text:tab/>char three = 3, ans;</text:span></text:p>
      <text:p text:style-name="P4"><text:span text:style-name="T10"><text:s text:c="4"/><text:tab/>zmq_send(socketSend, (void*)&amp;three, sizeof(three), ZMQ_SNDMORE);</text:span></text:p>
      <text:p text:style-name="P4"><text:span text:style-name="T10"><text:s text:c="4"/><text:tab/>zmq_send(socketSend, (void*)&amp;m_port, sizeof(m_port), 0);//port</text:span></text:p>
      <text:p text:style-name="P4"><text:span text:style-name="T10"><text:s text:c="4"/><text:tab/>//wait him answering 0</text:span></text:p>
      <text:p text:style-name="P4"><text:span text:style-name="T10"><text:s text:c="4"/><text:tab/>err = zmq_recv(m_socket, (void*)&amp;ans, sizeof(ans), 0);</text:span></text:p>
      <text:p text:style-name="P4"><text:span text:style-name="T10"><text:s text:c="4"/><text:tab/>if (err == -1 || ans != 17)</text:span></text:p>
      <text:p text:style-name="P4"><text:span text:style-name="T10"><text:s text:c="4"/><text:tab/>{</text:span></text:p>
      <text:p text:style-name="P4"><text:span text:style-name="T10"><text:s text:c="8"/><text:tab/>zmq_close(socketSend);</text:span></text:p>
      <text:p text:style-name="P4"><text:span text:style-name="T10"><text:s text:c="8"/><text:tab/>return -3;//Port is unjoinable</text:span></text:p>
      <text:p text:style-name="P4"><text:span text:style-name="T10"><text:s text:c="4"/><text:tab/>}</text:span></text:p>
      <text:p text:style-name="P4"><text:span text:style-name="T10"><text:s text:c="4"/><text:tab/>//Remove all duplicating calculators</text:span></text:p>
      <text:p text:style-name="P4"><text:span text:style-name="T10"><text:s text:c="4"/><text:tab/>for (auto &amp;calc : m_calculators)</text:span></text:p>
      <text:p text:style-name="P4"><text:soft-page-break/><text:span text:style-name="T10"><text:s text:c="4"/><text:tab/>{</text:span></text:p>
      <text:p text:style-name="P4"><text:span text:style-name="T10"><text:s text:c="8"/><text:tab/>int id = calc.first;</text:span></text:p>
      <text:p text:style-name="P4"><text:span text:style-name="T10"><text:s text:c="8"/><text:tab/>char rem = 5;</text:span></text:p>
      <text:p text:style-name="P4"><text:span text:style-name="T10"><text:s text:c="8"/><text:tab/>zmq_send(socketSend, (void*)&amp;rem, sizeof(rem), ZMQ_SNDMORE);</text:span></text:p>
      <text:p text:style-name="P4"><text:span text:style-name="T10"><text:s text:c="8"/><text:tab/>zmq_send(socketSend, (void*)&amp;m_port, sizeof(m_port), ZMQ_SNDMORE);</text:span></text:p>
      <text:p text:style-name="P4"><text:span text:style-name="T10"><text:s text:c="8"/><text:tab/>zmq_send(socketSend, (void*)&amp;id, sizeof(id), 0);</text:span></text:p>
      <text:p text:style-name="P4"><text:span text:style-name="T10"><text:s text:c="8"/><text:tab/>//wait answer</text:span></text:p>
      <text:p text:style-name="P4"><text:span text:style-name="T10"><text:s text:c="8"/><text:tab/>char ans;</text:span></text:p>
      <text:p text:style-name="P4"><text:span text:style-name="T10"><text:s text:c="8"/><text:tab/>err = zmq_recv(m_socket, (void*)&amp;ans, sizeof(ans), 0); //we don't care, had he this node or not</text:span></text:p>
      <text:p text:style-name="P4"><text:span text:style-name="T10"><text:s text:c="4"/><text:tab/>}</text:span></text:p>
      <text:p text:style-name="P4"><text:span text:style-name="T10"><text:s text:c="4"/><text:tab/>//push it to the list</text:span></text:p>
      <text:p text:style-name="P4"><text:span text:style-name="T10"><text:s text:c="4"/><text:tab/>OtherController oc;</text:span></text:p>
      <text:p text:style-name="P4"><text:span text:style-name="T10"><text:s text:c="4"/><text:tab/>oc.port = port;</text:span></text:p>
      <text:p text:style-name="P4"><text:span text:style-name="T10"><text:s text:c="4"/><text:tab/>oc.socketSend = socketSend;</text:span></text:p>
      <text:p text:style-name="P4"><text:span text:style-name="T10"><text:s text:c="4"/><text:tab/>m_otherControllers.push_back(oc);</text:span></text:p>
      <text:p text:style-name="P4"><text:span text:style-name="T10"><text:s text:c="4"/><text:tab/>return 0;</text:span></text:p>
      <text:p text:style-name="P4"><text:span text:style-name="T10"><text:tab/>}</text:span></text:p>
      <text:p text:style-name="P2"/>
      <text:p text:style-name="P4"><text:span text:style-name="T10"><text:tab/>char Exec(int id, int &amp;ans, std::string var, std::list&lt;int&gt; visited) //read</text:span></text:p>
      <text:p text:style-name="P4"><text:span text:style-name="T10"><text:tab/>{</text:span></text:p>
      <text:p text:style-name="P4"><text:span text:style-name="T10"><text:s text:c="4"/><text:tab/>auto iter = m_calculators.find(id); //check ID exists</text:span></text:p>
      <text:p text:style-name="P4"><text:span text:style-name="T10"><text:s text:c="4"/><text:tab/>if (iter == m_calculators.end())</text:span></text:p>
      <text:p text:style-name="P4"><text:span text:style-name="T10"><text:s text:c="4"/><text:tab/>{</text:span></text:p>
      <text:p text:style-name="P4"><text:span text:style-name="T10"><text:s text:c="8"/><text:tab/>visited.push_back(m_port);</text:span></text:p>
      <text:p text:style-name="P4"><text:soft-page-break/><text:span text:style-name="T10"><text:s text:c="8"/><text:tab/>//check OC</text:span></text:p>
      <text:p text:style-name="P4"><text:span text:style-name="T10"><text:s text:c="8"/><text:tab/>bool skip1st = true; //skip first OC</text:span></text:p>
      <text:p text:style-name="P4"><text:span text:style-name="T10"><text:s text:c="8"/><text:tab/>for (auto &amp;oc : m_otherControllers)</text:span></text:p>
      <text:p text:style-name="P4"><text:span text:style-name="T10"><text:s text:c="8"/><text:tab/>{</text:span></text:p>
      <text:p text:style-name="P4"><text:span text:style-name="T10"><text:s text:c="12"/><text:tab/>if (skip1st)</text:span></text:p>
      <text:p text:style-name="P4"><text:span text:style-name="T10"><text:s text:c="12"/><text:tab/>{</text:span></text:p>
      <text:p text:style-name="P4"><text:span text:style-name="T10"><text:s text:c="16"/><text:tab/>skip1st = false;</text:span></text:p>
      <text:p text:style-name="P4"><text:span text:style-name="T10"><text:s text:c="16"/><text:tab/>continue;</text:span></text:p>
      <text:p text:style-name="P4"><text:span text:style-name="T10"><text:s text:c="12"/><text:tab/>}</text:span></text:p>
      <text:p text:style-name="P4"><text:span text:style-name="T10"><text:s text:c="12"/><text:tab/>if (std::find(visited.begin(), visited.end(), oc.port) != visited.end()) //already visited</text:span></text:p>
      <text:p text:style-name="P4"><text:span text:style-name="T10"><text:s text:c="16"/><text:tab/>continue;</text:span></text:p>
      <text:p text:style-name="P4"><text:span text:style-name="T10"><text:s text:c="12"/><text:tab/>//send question</text:span></text:p>
      <text:p text:style-name="P4"><text:span text:style-name="T10"><text:s text:c="12"/><text:tab/>int sz = visited.size();</text:span></text:p>
      <text:p text:style-name="P4"><text:span text:style-name="T10"><text:s text:c="12"/><text:tab/>char q = 0;</text:span></text:p>
      <text:p text:style-name="P4"><text:span text:style-name="T10"><text:s text:c="12"/><text:tab/>zmq_send(oc.socketSend, (void*)&amp;q, sizeof(q), ZMQ_SNDMORE);</text:span></text:p>
      <text:p text:style-name="P4"><text:span text:style-name="T10"><text:s text:c="12"/><text:tab/>zmq_send(oc.socketSend, (void*)&amp;m_port, sizeof(m_port), ZMQ_SNDMORE);</text:span></text:p>
      <text:p text:style-name="P4"><text:span text:style-name="T10"><text:s text:c="12"/><text:tab/>zmq_send(oc.socketSend, (void*)&amp;id, sizeof(id), ZMQ_SNDMORE);</text:span></text:p>
      <text:p text:style-name="P2"/>
      <text:p text:style-name="P4"><text:span text:style-name="T10"><text:s text:c="12"/><text:tab/>for (int i = 0; i &lt; var.size() + 1; i++) //send var name</text:span></text:p>
      <text:p text:style-name="P4"><text:span text:style-name="T10"><text:s text:c="12"/><text:tab/>{</text:span></text:p>
      <text:p text:style-name="P4"><text:span text:style-name="T10"><text:s text:c="16"/><text:tab/>char c = var.c_str()[i];</text:span></text:p>
      <text:p text:style-name="P4"><text:span text:style-name="T10"><text:s text:c="16"/><text:tab/>zmq_send(oc.socketSend, (void*)&amp;c, sizeof(c), ZMQ_SNDMORE);</text:span></text:p>
      <text:p text:style-name="P4"><text:span text:style-name="T10"><text:s text:c="12"/><text:tab/>}</text:span></text:p>
      <text:p text:style-name="P2"/>
      <text:p text:style-name="P4"><text:soft-page-break/><text:span text:style-name="T10"><text:s text:c="12"/><text:tab/>zmq_send(oc.socketSend, (void*)&amp;sz, sizeof(sz), 0);</text:span></text:p>
      <text:p text:style-name="P4"><text:span text:style-name="T10"><text:s text:c="12"/><text:tab/>for (auto &amp;port : visited)</text:span></text:p>
      <text:p text:style-name="P4"><text:span text:style-name="T10"><text:s text:c="16"/><text:tab/>zmq_send(oc.socketSend, (void*)&amp;port, sizeof(port), 0);</text:span></text:p>
      <text:p text:style-name="P2"/>
      <text:p text:style-name="P4"><text:span text:style-name="T10"><text:s text:c="12"/><text:tab/>//wait answer</text:span></text:p>
      <text:p text:style-name="P4"><text:span text:style-name="T10"><text:s text:c="12"/><text:tab/>char status;</text:span></text:p>
      <text:p text:style-name="P4"><text:span text:style-name="T10"><text:s text:c="12"/><text:tab/>int err = zmq_recv(m_socket, (void*)&amp;status, sizeof(status), 0);</text:span></text:p>
      <text:p text:style-name="P4"><text:span text:style-name="T10"><text:s text:c="12"/><text:tab/>if (err == -1 || status == -1) continue; //he has not this ID</text:span></text:p>
      <text:p text:style-name="P4"><text:span text:style-name="T10"><text:s text:c="12"/><text:tab/>if (status &lt; 0) return status; //variable not found</text:span></text:p>
      <text:p text:style-name="P4"><text:span text:style-name="T10"><text:s text:c="12"/><text:tab/>zmq_recv(m_socket, (void*)&amp;ans, sizeof(ans), 0); //get value</text:span></text:p>
      <text:p text:style-name="P4"><text:span text:style-name="T10"><text:s text:c="12"/><text:tab/>return 0;</text:span></text:p>
      <text:p text:style-name="P4"><text:span text:style-name="T10"><text:s text:c="8"/><text:tab/>}</text:span></text:p>
      <text:p text:style-name="P4"><text:span text:style-name="T10"><text:s text:c="8"/><text:tab/>return -1; //this ID doesn't exists</text:span></text:p>
      <text:p text:style-name="P4"><text:span text:style-name="T10"><text:s text:c="4"/><text:tab/>}</text:span></text:p>
      <text:p text:style-name="P2"/>
      <text:p text:style-name="P4"><text:span text:style-name="T10"><text:s text:c="4"/><text:tab/>int err;</text:span></text:p>
      <text:p text:style-name="P4"><text:span text:style-name="T10"><text:s text:c="4"/><text:tab/>//send message</text:span></text:p>
      <text:p text:style-name="P4"><text:span text:style-name="T10"><text:s text:c="4"/><text:tab/>char type = 0; //read mode</text:span></text:p>
      <text:p text:style-name="P4"><text:span text:style-name="T10"><text:s text:c="4"/><text:tab/>//send type</text:span></text:p>
      <text:p text:style-name="P4"><text:span text:style-name="T10"><text:s text:c="4"/><text:tab/>err = zmq_send(iter-&gt;second.socketSend, (void*)&amp;type, sizeof(type), 0);</text:span></text:p>
      <text:p text:style-name="P4"><text:span text:style-name="T10"><text:s text:c="4"/><text:tab/>if (err == -1) return -2; //node is unavailable</text:span></text:p>
      <text:p text:style-name="P4"><text:span text:style-name="T10"><text:s text:c="4"/><text:tab/>//send string</text:span></text:p>
      <text:p text:style-name="P4"><text:span text:style-name="T10"><text:s text:c="4"/><text:tab/>for (int i = 0; i &lt; var.size() + 1; i++)</text:span></text:p>
      <text:p text:style-name="P4"><text:span text:style-name="T10"><text:s text:c="4"/><text:tab/>{</text:span></text:p>
      <text:p text:style-name="P4"><text:soft-page-break/><text:span text:style-name="T10"><text:s text:c="8"/><text:tab/>char c = var.c_str()[i];</text:span></text:p>
      <text:p text:style-name="P4"><text:span text:style-name="T10"><text:s text:c="8"/><text:tab/>err = zmq_send(iter-&gt;second.socketSend, (void*)&amp;c, sizeof(c), 0);</text:span></text:p>
      <text:p text:style-name="P4"><text:span text:style-name="T10"><text:s text:c="8"/><text:tab/>if (err == -1) return -2; //node is unavailable</text:span></text:p>
      <text:p text:style-name="P4"><text:span text:style-name="T10"><text:s text:c="4"/><text:tab/>}</text:span></text:p>
      <text:p text:style-name="P2"/>
      <text:p text:style-name="P4"><text:span text:style-name="T10"><text:s text:c="4"/><text:tab/>//recieve message</text:span></text:p>
      <text:p text:style-name="P4"><text:span text:style-name="T10"><text:s text:c="4"/><text:tab/>char good;</text:span></text:p>
      <text:p text:style-name="P4"><text:span text:style-name="T10"><text:s text:c="4"/><text:tab/>err = zmq_recv(iter-&gt;second.socketRead, (void*)&amp;good, sizeof(good), 0);</text:span></text:p>
      <text:p text:style-name="P4"><text:span text:style-name="T10"><text:s text:c="4"/><text:tab/>if (err == -1) return -2; //node is unavailable</text:span></text:p>
      <text:p text:style-name="P4"><text:span text:style-name="T10"><text:s text:c="4"/><text:tab/>if (good != 1) return -3; //variable doesn't exists</text:span></text:p>
      <text:p text:style-name="P4"><text:span text:style-name="T10"><text:s text:c="4"/><text:tab/>//read answer</text:span></text:p>
      <text:p text:style-name="P4"><text:span text:style-name="T10"><text:s text:c="4"/><text:tab/>err = zmq_recv(iter-&gt;second.socketRead, (void*)&amp;ans, sizeof(ans), 0);</text:span></text:p>
      <text:p text:style-name="P4"><text:span text:style-name="T10"><text:s text:c="4"/><text:tab/>if (err == -1) return -2; //node is unavailable</text:span></text:p>
      <text:p text:style-name="P4"><text:span text:style-name="T10"><text:s text:c="4"/><text:tab/>return 0;</text:span></text:p>
      <text:p text:style-name="P4"><text:span text:style-name="T10"><text:tab/>}</text:span></text:p>
      <text:p text:style-name="P4"><text:span text:style-name="T10"><text:tab/>char Exec(int id, std::string var, int value, std::list&lt;int&gt; visited) //write</text:span></text:p>
      <text:p text:style-name="P4"><text:span text:style-name="T10"><text:tab/>{</text:span></text:p>
      <text:p text:style-name="P4"><text:span text:style-name="T10"><text:s text:c="4"/><text:tab/>auto iter = m_calculators.find(id); //check ID exists</text:span></text:p>
      <text:p text:style-name="P4"><text:span text:style-name="T10"><text:s text:c="4"/><text:tab/>if (iter == m_calculators.end())</text:span></text:p>
      <text:p text:style-name="P4"><text:span text:style-name="T10"><text:s text:c="4"/><text:tab/>{</text:span></text:p>
      <text:p text:style-name="P4"><text:span text:style-name="T10"><text:s text:c="8"/><text:tab/>visited.push_back(m_port);</text:span></text:p>
      <text:p text:style-name="P4"><text:span text:style-name="T10"><text:s text:c="8"/><text:tab/>//check OC</text:span></text:p>
      <text:p text:style-name="P4"><text:span text:style-name="T10"><text:s text:c="8"/><text:tab/>bool skip1st = true; //skip first OC</text:span></text:p>
      <text:p text:style-name="P4"><text:span text:style-name="T10"><text:s text:c="8"/><text:tab/>for (auto &amp;oc : m_otherControllers)</text:span></text:p>
      <text:p text:style-name="P4"><text:soft-page-break/><text:span text:style-name="T10"><text:s text:c="8"/><text:tab/>{</text:span></text:p>
      <text:p text:style-name="P4"><text:span text:style-name="T10"><text:s text:c="12"/><text:tab/>if (skip1st)</text:span></text:p>
      <text:p text:style-name="P4"><text:span text:style-name="T10"><text:s text:c="12"/><text:tab/>{</text:span></text:p>
      <text:p text:style-name="P4"><text:span text:style-name="T10"><text:s text:c="16"/><text:tab/>skip1st = false;</text:span></text:p>
      <text:p text:style-name="P4"><text:span text:style-name="T10"><text:s text:c="16"/><text:tab/>continue;</text:span></text:p>
      <text:p text:style-name="P4"><text:span text:style-name="T10"><text:s text:c="12"/><text:tab/>}</text:span></text:p>
      <text:p text:style-name="P4"><text:span text:style-name="T10"><text:s text:c="12"/><text:tab/>if (std::find(visited.begin(), visited.end(), oc.port) != visited.end()) //already visited</text:span></text:p>
      <text:p text:style-name="P4"><text:span text:style-name="T10"><text:s text:c="16"/><text:tab/>continue;</text:span></text:p>
      <text:p text:style-name="P4"><text:span text:style-name="T10"><text:s text:c="12"/><text:tab/>//send question</text:span></text:p>
      <text:p text:style-name="P4"><text:span text:style-name="T10"><text:s text:c="12"/><text:tab/>int sz = visited.size();</text:span></text:p>
      <text:p text:style-name="P4"><text:span text:style-name="T10"><text:s text:c="12"/><text:tab/>char q = 1;</text:span></text:p>
      <text:p text:style-name="P4"><text:span text:style-name="T10"><text:s text:c="12"/><text:tab/>zmq_send(oc.socketSend, (void*)&amp;q, sizeof(q), ZMQ_SNDMORE);</text:span></text:p>
      <text:p text:style-name="P4"><text:span text:style-name="T10"><text:s text:c="12"/><text:tab/>zmq_send(oc.socketSend, (void*)&amp;m_port, sizeof(m_port), ZMQ_SNDMORE);</text:span></text:p>
      <text:p text:style-name="P4"><text:span text:style-name="T10"><text:s text:c="12"/><text:tab/>zmq_send(oc.socketSend, (void*)&amp;id, sizeof(id), ZMQ_SNDMORE);</text:span></text:p>
      <text:p text:style-name="P2"/>
      <text:p text:style-name="P4"><text:span text:style-name="T10"><text:s text:c="12"/><text:tab/>for (int i = 0; i &lt; var.size() + 1; i++) //send var name</text:span></text:p>
      <text:p text:style-name="P4"><text:span text:style-name="T10"><text:s text:c="12"/><text:tab/>{</text:span></text:p>
      <text:p text:style-name="P4"><text:span text:style-name="T10"><text:s text:c="16"/><text:tab/>char c = var.c_str()[i];</text:span></text:p>
      <text:p text:style-name="P4"><text:span text:style-name="T10"><text:s text:c="16"/><text:tab/>if (zmq_send(oc.socketSend, (void*)&amp;c, sizeof(c), ZMQ_SNDMORE) == -1) break;</text:span></text:p>
      <text:p text:style-name="P4"><text:span text:style-name="T10"><text:s text:c="12"/><text:tab/>}</text:span></text:p>
      <text:p text:style-name="P4"><text:span text:style-name="T10"><text:s text:c="12"/><text:tab/>//send value</text:span></text:p>
      <text:p text:style-name="P4"><text:span text:style-name="T10"><text:s text:c="12"/><text:tab/>if (zmq_send(oc.socketSend, (void*)&amp;value, sizeof(value), ZMQ_SNDMORE) == -1) continue;</text:span></text:p>
      <text:p text:style-name="P4"><text:span text:style-name="T10"><text:s text:c="12"/><text:tab/>//send visited list</text:span></text:p>
      <text:p text:style-name="P4"><text:span text:style-name="T10"><text:s text:c="12"/><text:tab/>if (zmq_send(oc.socketSend, (void*)&amp;sz, sizeof(sz), 0) == -1) continue;</text:span></text:p>
      <text:p text:style-name="P4"><text:soft-page-break/><text:span text:style-name="T10"><text:s text:c="12"/><text:tab/>for (auto &amp;port : visited)</text:span></text:p>
      <text:p text:style-name="P4"><text:span text:style-name="T10"><text:s text:c="16"/><text:tab/>if (zmq_send(oc.socketSend, (void*)&amp;port, sizeof(port), 0) == -1) break;</text:span></text:p>
      <text:p text:style-name="P2"/>
      <text:p text:style-name="P4"><text:span text:style-name="T10"><text:s text:c="12"/><text:tab/>//wait answer</text:span></text:p>
      <text:p text:style-name="P4"><text:span text:style-name="T10"><text:s text:c="12"/><text:tab/>char status;</text:span></text:p>
      <text:p text:style-name="P4"><text:span text:style-name="T10"><text:s text:c="12"/><text:tab/>int err = zmq_recv(m_socket, (void*)&amp;status, sizeof(status), 0);</text:span></text:p>
      <text:p text:style-name="P4"><text:span text:style-name="T10"><text:s text:c="12"/><text:tab/>if (err == -1 || status == -1) continue; //he has not this ID</text:span></text:p>
      <text:p text:style-name="P4"><text:span text:style-name="T10"><text:s text:c="12"/><text:tab/>return status; //return status</text:span></text:p>
      <text:p text:style-name="P4"><text:span text:style-name="T10"><text:s text:c="8"/><text:tab/>}</text:span></text:p>
      <text:p text:style-name="P4"><text:span text:style-name="T10"><text:s text:c="8"/><text:tab/>return -1; //this ID doesn't exists</text:span></text:p>
      <text:p text:style-name="P4"><text:span text:style-name="T10"><text:s text:c="4"/><text:tab/>}</text:span></text:p>
      <text:p text:style-name="P2"/>
      <text:p text:style-name="P4"><text:span text:style-name="T10"><text:s text:c="4"/><text:tab/>int err;</text:span></text:p>
      <text:p text:style-name="P4"><text:span text:style-name="T10"><text:s text:c="4"/><text:tab/>//send message</text:span></text:p>
      <text:p text:style-name="P4"><text:span text:style-name="T10"><text:s text:c="4"/><text:tab/>char type = 1; //write mode</text:span></text:p>
      <text:p text:style-name="P4"><text:span text:style-name="T10"><text:s text:c="4"/><text:tab/>//send type</text:span></text:p>
      <text:p text:style-name="P4"><text:span text:style-name="T10"><text:s text:c="4"/><text:tab/>err = zmq_send(iter-&gt;second.socketSend, (void*)&amp;type, sizeof(type), 0);</text:span></text:p>
      <text:p text:style-name="P4"><text:span text:style-name="T10"><text:s text:c="4"/><text:tab/>if (err == -1) return -2; //node is unavailable</text:span></text:p>
      <text:p text:style-name="P4"><text:span text:style-name="T10"><text:s text:c="4"/><text:tab/>//send string</text:span></text:p>
      <text:p text:style-name="P4"><text:span text:style-name="T10"><text:s text:c="4"/><text:tab/>for (int i = 0; i &lt; var.size() + 1; i++)</text:span></text:p>
      <text:p text:style-name="P4"><text:span text:style-name="T10"><text:s text:c="4"/><text:tab/>{</text:span></text:p>
      <text:p text:style-name="P4"><text:span text:style-name="T10"><text:s text:c="8"/><text:tab/>char c = var.c_str()[i];</text:span></text:p>
      <text:p text:style-name="P4"><text:span text:style-name="T10"><text:s text:c="8"/><text:tab/>err = zmq_send(iter-&gt;second.socketSend, (void*)&amp;c, sizeof(c), 0);</text:span></text:p>
      <text:p text:style-name="P4"><text:span text:style-name="T10"><text:s text:c="8"/><text:tab/>if (err == -1) return -2; //node is unavailable</text:span></text:p>
      <text:p text:style-name="P4"><text:soft-page-break/><text:span text:style-name="T10"><text:s text:c="4"/><text:tab/>}</text:span></text:p>
      <text:p text:style-name="P4"><text:span text:style-name="T10"><text:s text:c="4"/><text:tab/>//send value</text:span></text:p>
      <text:p text:style-name="P4"><text:span text:style-name="T10"><text:s text:c="4"/><text:tab/>err = zmq_send(iter-&gt;second.socketSend, (void*)&amp;value, sizeof(value), 0);</text:span></text:p>
      <text:p text:style-name="P4"><text:span text:style-name="T10"><text:s text:c="4"/><text:tab/>if (err == -1) return -2; //node is unavailable</text:span></text:p>
      <text:p text:style-name="P2"/>
      <text:p text:style-name="P4"><text:span text:style-name="T10"><text:s text:c="4"/><text:tab/>//recieve message</text:span></text:p>
      <text:p text:style-name="P4"><text:span text:style-name="T10"><text:s text:c="4"/><text:tab/>char good;</text:span></text:p>
      <text:p text:style-name="P4"><text:span text:style-name="T10"><text:s text:c="4"/><text:tab/>err = zmq_recv(iter-&gt;second.socketRead, (void*)&amp;good, sizeof(good), 0);</text:span></text:p>
      <text:p text:style-name="P4"><text:span text:style-name="T10"><text:s text:c="4"/><text:tab/>if (err == -1) return -2; //node is unavailable</text:span></text:p>
      <text:p text:style-name="P4"><text:span text:style-name="T10"><text:s text:c="4"/><text:tab/>if (good != 0) return -2; //node is unavailable</text:span></text:p>
      <text:p text:style-name="P4"><text:span text:style-name="T10"><text:s text:c="4"/><text:tab/>return 0;</text:span></text:p>
      <text:p text:style-name="P4"><text:span text:style-name="T10"><text:tab/>}</text:span></text:p>
      <text:p text:style-name="P4"><text:span text:style-name="T10"><text:tab/>char Ping(int id, std::list&lt;int&gt; visited)</text:span></text:p>
      <text:p text:style-name="P4"><text:span text:style-name="T10"><text:tab/>{</text:span></text:p>
      <text:p text:style-name="P4"><text:span text:style-name="T10"><text:s text:c="4"/><text:tab/>auto iter = m_calculators.find(id); //check ID exists</text:span></text:p>
      <text:p text:style-name="P4"><text:span text:style-name="T10"><text:s text:c="4"/><text:tab/>if (iter == m_calculators.end())</text:span></text:p>
      <text:p text:style-name="P4"><text:span text:style-name="T10"><text:s text:c="4"/><text:tab/>{</text:span></text:p>
      <text:p text:style-name="P4"><text:span text:style-name="T10"><text:s text:c="8"/><text:tab/>visited.push_back(m_port);</text:span></text:p>
      <text:p text:style-name="P4"><text:span text:style-name="T10"><text:s text:c="8"/><text:tab/>//check OC</text:span></text:p>
      <text:p text:style-name="P4"><text:span text:style-name="T10"><text:s text:c="8"/><text:tab/>bool skip1st = true; //skip first OC</text:span></text:p>
      <text:p text:style-name="P4"><text:span text:style-name="T10"><text:s text:c="8"/><text:tab/>for (auto &amp;oc : m_otherControllers)</text:span></text:p>
      <text:p text:style-name="P4"><text:span text:style-name="T10"><text:s text:c="8"/><text:tab/>{</text:span></text:p>
      <text:p text:style-name="P4"><text:span text:style-name="T10"><text:s text:c="12"/><text:tab/>if (skip1st)</text:span></text:p>
      <text:p text:style-name="P4"><text:span text:style-name="T10"><text:s text:c="12"/><text:tab/>{</text:span></text:p>
      <text:p text:style-name="P4"><text:soft-page-break/><text:span text:style-name="T10"><text:s text:c="16"/><text:tab/>skip1st = false;</text:span></text:p>
      <text:p text:style-name="P4"><text:span text:style-name="T10"><text:s text:c="16"/><text:tab/>continue;</text:span></text:p>
      <text:p text:style-name="P4"><text:span text:style-name="T10"><text:s text:c="12"/><text:tab/>}</text:span></text:p>
      <text:p text:style-name="P4"><text:span text:style-name="T10"><text:s text:c="12"/><text:tab/>if (std::find(visited.begin(), visited.end(), oc.port) != visited.end()) //already visited</text:span></text:p>
      <text:p text:style-name="P4"><text:span text:style-name="T10"><text:s text:c="16"/><text:tab/>continue;</text:span></text:p>
      <text:p text:style-name="P4"><text:span text:style-name="T10"><text:s text:c="12"/><text:tab/>//send question</text:span></text:p>
      <text:p text:style-name="P4"><text:span text:style-name="T10"><text:s text:c="12"/><text:tab/>int sz = visited.size();</text:span></text:p>
      <text:p text:style-name="P4"><text:span text:style-name="T10"><text:s text:c="12"/><text:tab/>char q = 2;</text:span></text:p>
      <text:p text:style-name="P4"><text:span text:style-name="T10"><text:s text:c="12"/><text:tab/>zmq_send(oc.socketSend, (void*)&amp;q, sizeof(q), ZMQ_SNDMORE);</text:span></text:p>
      <text:p text:style-name="P4"><text:span text:style-name="T10"><text:s text:c="12"/><text:tab/>zmq_send(oc.socketSend, (void*)&amp;m_port, sizeof(m_port), ZMQ_SNDMORE);</text:span></text:p>
      <text:p text:style-name="P4"><text:span text:style-name="T10"><text:s text:c="12"/><text:tab/>zmq_send(oc.socketSend, (void*)&amp;id, sizeof(id), ZMQ_SNDMORE);</text:span></text:p>
      <text:p text:style-name="P4"><text:span text:style-name="T10"><text:s text:c="12"/><text:tab/>zmq_send(oc.socketSend, (void*)&amp;sz, sizeof(sz), 0);</text:span></text:p>
      <text:p text:style-name="P4"><text:span text:style-name="T10"><text:s text:c="12"/><text:tab/>for (auto &amp;port : visited)</text:span></text:p>
      <text:p text:style-name="P4"><text:span text:style-name="T10"><text:s text:c="16"/><text:tab/>zmq_send(oc.socketSend, (void*)&amp;port, sizeof(port), 0);</text:span></text:p>
      <text:p text:style-name="P2"/>
      <text:p text:style-name="P4"><text:span text:style-name="T10"><text:s text:c="12"/><text:tab/>//wait answer</text:span></text:p>
      <text:p text:style-name="P4"><text:span text:style-name="T10"><text:s text:c="12"/><text:tab/>char ans;</text:span></text:p>
      <text:p text:style-name="P4"><text:span text:style-name="T10"><text:s text:c="12"/><text:tab/>int err = zmq_recv(m_socket, (void*)&amp;ans, sizeof(ans), 0);</text:span></text:p>
      <text:p text:style-name="P4"><text:span text:style-name="T10"><text:s text:c="12"/><text:tab/>if (err == -1 || ans == -1) continue; //he has not this ID</text:span></text:p>
      <text:p text:style-name="P4"><text:span text:style-name="T10"><text:s text:c="12"/><text:tab/>return ans;</text:span></text:p>
      <text:p text:style-name="P4"><text:span text:style-name="T10"><text:s text:c="8"/><text:tab/>}</text:span></text:p>
      <text:p text:style-name="P4"><text:span text:style-name="T10"><text:s text:c="8"/><text:tab/>return -1; //this ID doesn't exists</text:span></text:p>
      <text:p text:style-name="P4"><text:span text:style-name="T10"><text:s text:c="4"/><text:tab/>}</text:span></text:p>
      <text:p text:style-name="P2"/>
      <text:p text:style-name="P4"><text:soft-page-break/><text:span text:style-name="T10"><text:s text:c="4"/><text:tab/>//send message</text:span></text:p>
      <text:p text:style-name="P4"><text:span text:style-name="T10"><text:s text:c="4"/><text:tab/>char type = 2; //ping mode</text:span></text:p>
      <text:p text:style-name="P4"><text:span text:style-name="T10"><text:s text:c="4"/><text:tab/>//send type</text:span></text:p>
      <text:p text:style-name="P4"><text:span text:style-name="T10"><text:s text:c="4"/><text:tab/>zmq_send(iter-&gt;second.socketSend, (void*)&amp;type, sizeof(type), 0);</text:span></text:p>
      <text:p text:style-name="P2"/>
      <text:p text:style-name="P4"><text:span text:style-name="T10"><text:s text:c="4"/><text:tab/>//recieve message</text:span></text:p>
      <text:p text:style-name="P4"><text:span text:style-name="T10"><text:s text:c="4"/><text:tab/>char good;</text:span></text:p>
      <text:p text:style-name="P4"><text:span text:style-name="T10"><text:s text:c="4"/><text:tab/>int err = zmq_recv(iter-&gt;second.socketRead, (void*)&amp;good, sizeof(good), 0);</text:span></text:p>
      <text:p text:style-name="P2"/>
      <text:p text:style-name="P4"><text:span text:style-name="T10"><text:s text:c="4"/><text:tab/>if (err == -1 || good != 0) return 0;</text:span></text:p>
      <text:p text:style-name="P4"><text:span text:style-name="T10"><text:s text:c="4"/><text:tab/>return 1;</text:span></text:p>
      <text:p text:style-name="P4"><text:span text:style-name="T10"><text:tab/>}</text:span></text:p>
      <text:p text:style-name="P2"/>
      <text:p text:style-name="P4"><text:span text:style-name="T10"><text:tab/>void ReadInputSocket()</text:span></text:p>
      <text:p text:style-name="P4"><text:span text:style-name="T10"><text:tab/>{</text:span></text:p>
      <text:p text:style-name="P4"><text:span text:style-name="T10"><text:s text:c="4"/><text:tab/>int err;</text:span></text:p>
      <text:p text:style-name="P4"><text:span text:style-name="T10"><text:s text:c="4"/><text:tab/>char type;</text:span></text:p>
      <text:p text:style-name="P2"/>
      <text:p text:style-name="P4"><text:span text:style-name="T10"><text:s text:c="4"/><text:tab/>while (m_threadWork)</text:span></text:p>
      <text:p text:style-name="P4"><text:span text:style-name="T10"><text:s text:c="4"/><text:tab/>{</text:span></text:p>
      <text:p text:style-name="P4"><text:span text:style-name="T10"><text:s text:c="8"/><text:tab/>err = zmq_recv(m_socket, (void*)&amp;type, sizeof(type), 0);</text:span></text:p>
      <text:p text:style-name="P4"><text:span text:style-name="T10"><text:s text:c="8"/><text:tab/>if (err == -1) continue; //nothing to read</text:span></text:p>
      <text:p text:style-name="P2"/>
      <text:p text:style-name="P4"><text:span text:style-name="T10"><text:s text:c="8"/><text:tab/>switch(type)</text:span></text:p>
      <text:p text:style-name="P4"><text:soft-page-break/><text:span text:style-name="T10"><text:s text:c="8"/><text:tab/>{</text:span></text:p>
      <text:p text:style-name="P4"><text:span text:style-name="T10"><text:s text:c="12"/><text:tab/>case 0: //read</text:span></text:p>
      <text:p text:style-name="P4"><text:span text:style-name="T10"><text:s text:c="12"/><text:tab/>{</text:span></text:p>
      <text:p text:style-name="P4"><text:span text:style-name="T10"><text:s text:c="16"/><text:tab/>//get id for reading</text:span></text:p>
      <text:p text:style-name="P4"><text:span text:style-name="T10"><text:s text:c="16"/><text:tab/>int asked_port, id, sz, temp_port;</text:span></text:p>
      <text:p text:style-name="P4"><text:span text:style-name="T10"><text:s text:c="16"/><text:tab/>zmq_recv(m_socket, (void*)&amp;asked_port, sizeof(asked_port), 0);</text:span></text:p>
      <text:p text:style-name="P4"><text:span text:style-name="T10"><text:s text:c="16"/><text:tab/>zmq_recv(m_socket, (void*)&amp;id, sizeof(id), 0);</text:span></text:p>
      <text:p text:style-name="P2"/>
      <text:p text:style-name="P4"><text:span text:style-name="T10"><text:s text:c="16"/><text:tab/>std::string name = "";</text:span></text:p>
      <text:p text:style-name="P4"><text:span text:style-name="T10"><text:s text:c="16"/><text:tab/>char letter;</text:span></text:p>
      <text:p text:style-name="P4"><text:span text:style-name="T10"><text:s text:c="16"/><text:tab/>while (1)</text:span></text:p>
      <text:p text:style-name="P4"><text:span text:style-name="T10"><text:s text:c="16"/><text:tab/>{</text:span></text:p>
      <text:p text:style-name="P4"><text:span text:style-name="T10"><text:s text:c="20"/><text:tab/>zmq_recv(m_socket, (void*)&amp;letter, sizeof(letter), 0);</text:span></text:p>
      <text:p text:style-name="P4"><text:span text:style-name="T10"><text:s text:c="20"/><text:tab/>if (letter == '\0') break;</text:span></text:p>
      <text:p text:style-name="P4"><text:span text:style-name="T10"><text:s text:c="20"/><text:tab/>name += letter;</text:span></text:p>
      <text:p text:style-name="P4"><text:span text:style-name="T10"><text:s text:c="16"/><text:tab/>}</text:span></text:p>
      <text:p text:style-name="P2"/>
      <text:p text:style-name="P4"><text:span text:style-name="T10"><text:s text:c="16"/><text:tab/>std::list&lt;int&gt; visited; //list of visited ports</text:span></text:p>
      <text:p text:style-name="P4"><text:span text:style-name="T10"><text:s text:c="16"/><text:tab/>zmq_recv(m_socket, (void*)&amp;sz, sizeof(sz), 0);//size of list</text:span></text:p>
      <text:p text:style-name="P2"/>
      <text:p text:style-name="P4"><text:span text:style-name="T10"><text:s text:c="16"/><text:tab/>while (sz-- &gt; 0) //read elements</text:span></text:p>
      <text:p text:style-name="P4"><text:span text:style-name="T10"><text:s text:c="16"/><text:tab/>{</text:span></text:p>
      <text:p text:style-name="P4"><text:span text:style-name="T10"><text:s text:c="20"/><text:tab/>zmq_recv(m_socket, (void*)&amp;temp_port, sizeof(temp_port), 0);</text:span></text:p>
      <text:p text:style-name="P4"><text:span text:style-name="T10"><text:s text:c="20"/><text:tab/>visited.push_back(temp_port);//push to the list</text:span></text:p>
      <text:p text:style-name="P4"><text:soft-page-break/><text:span text:style-name="T10"><text:s text:c="16"/><text:tab/>}</text:span></text:p>
      <text:p text:style-name="P2"/>
      <text:p text:style-name="P4"><text:span text:style-name="T10"><text:s text:c="16"/><text:tab/>//execute calculation</text:span></text:p>
      <text:p text:style-name="P4"><text:span text:style-name="T10"><text:s text:c="16"/><text:tab/>int answer;</text:span></text:p>
      <text:p text:style-name="P4"><text:span text:style-name="T10"><text:s text:c="16"/><text:tab/>char status = Exec(id, answer, name, visited);</text:span></text:p>
      <text:p text:style-name="P2"/>
      <text:p text:style-name="P4"><text:span text:style-name="T10"><text:s text:c="16"/><text:tab/>//send answer</text:span></text:p>
      <text:p text:style-name="P4"><text:span text:style-name="T10"><text:s text:c="16"/><text:tab/>for (auto &amp;oc : m_otherControllers)</text:span></text:p>
      <text:p text:style-name="P4"><text:span text:style-name="T10"><text:s text:c="20"/><text:tab/>if (oc.port == asked_port) //get OC, who asked us</text:span></text:p>
      <text:p text:style-name="P4"><text:span text:style-name="T10"><text:s text:c="20"/><text:tab/>{</text:span></text:p>
      <text:p text:style-name="P4"><text:span text:style-name="T10"><text:s text:c="24"/><text:tab/>zmq_send(oc.socketSend, (void*)&amp;status, sizeof(status), 0);</text:span></text:p>
      <text:p text:style-name="P4"><text:span text:style-name="T10"><text:s text:c="24"/><text:tab/>if (status == 0) zmq_send(oc.socketSend, (void*)&amp;answer, sizeof(answer), 0);</text:span></text:p>
      <text:p text:style-name="P4"><text:span text:style-name="T10"><text:s text:c="24"/><text:tab/>break;</text:span></text:p>
      <text:p text:style-name="P4"><text:span text:style-name="T10"><text:s text:c="20"/><text:tab/>}</text:span></text:p>
      <text:p text:style-name="P2"/>
      <text:p text:style-name="P4"><text:span text:style-name="T10"><text:s text:c="16"/><text:tab/>break;</text:span></text:p>
      <text:p text:style-name="P4"><text:span text:style-name="T10"><text:s text:c="12"/><text:tab/>}</text:span></text:p>
      <text:p text:style-name="P4"><text:span text:style-name="T10"><text:s text:c="12"/><text:tab/>case 1: //write</text:span></text:p>
      <text:p text:style-name="P4"><text:span text:style-name="T10"><text:s text:c="12"/><text:tab/>{</text:span></text:p>
      <text:p text:style-name="P4"><text:span text:style-name="T10"><text:s text:c="16"/><text:tab/>//get id for writing</text:span></text:p>
      <text:p text:style-name="P4"><text:span text:style-name="T10"><text:s text:c="16"/><text:tab/>int asked_port, id, sz, temp_port;</text:span></text:p>
      <text:p text:style-name="P4"><text:span text:style-name="T10"><text:s text:c="16"/><text:tab/>zmq_recv(m_socket, (void*)&amp;asked_port, sizeof(asked_port), 0);</text:span></text:p>
      <text:p text:style-name="P4"><text:span text:style-name="T10"><text:s text:c="16"/><text:tab/>zmq_recv(m_socket, (void*)&amp;id, sizeof(id), 0);</text:span></text:p>
      <text:p text:style-name="P2"/>
      <text:p text:style-name="P4"><text:soft-page-break/><text:span text:style-name="T10"><text:s text:c="16"/><text:tab/>std::string name = "";</text:span></text:p>
      <text:p text:style-name="P4"><text:span text:style-name="T10"><text:s text:c="16"/><text:tab/>char letter;</text:span></text:p>
      <text:p text:style-name="P4"><text:span text:style-name="T10"><text:s text:c="16"/><text:tab/>while (1)</text:span></text:p>
      <text:p text:style-name="P4"><text:span text:style-name="T10"><text:s text:c="16"/><text:tab/>{</text:span></text:p>
      <text:p text:style-name="P4"><text:span text:style-name="T10"><text:s text:c="20"/><text:tab/>zmq_recv(m_socket, (void*)&amp;letter, sizeof(letter), 0);</text:span></text:p>
      <text:p text:style-name="P4"><text:span text:style-name="T10"><text:s text:c="20"/><text:tab/>if (letter == '\0') break;</text:span></text:p>
      <text:p text:style-name="P4"><text:span text:style-name="T10"><text:s text:c="20"/><text:tab/>name += letter;</text:span></text:p>
      <text:p text:style-name="P4"><text:span text:style-name="T10"><text:s text:c="16"/><text:tab/>}</text:span></text:p>
      <text:p text:style-name="P4"><text:span text:style-name="T10"><text:s text:c="16"/><text:tab/>int val;</text:span></text:p>
      <text:p text:style-name="P4"><text:span text:style-name="T10"><text:s text:c="16"/><text:tab/>zmq_recv(m_socket, (void*)&amp;val, sizeof(val), 0);</text:span></text:p>
      <text:p text:style-name="P2"/>
      <text:p text:style-name="P4"><text:span text:style-name="T10"><text:s text:c="16"/><text:tab/>std::list&lt;int&gt; visited; //list of visited ports</text:span></text:p>
      <text:p text:style-name="P4"><text:span text:style-name="T10"><text:s text:c="16"/><text:tab/>zmq_recv(m_socket, (void*)&amp;sz, sizeof(sz), 0);//size of list</text:span></text:p>
      <text:p text:style-name="P2"/>
      <text:p text:style-name="P4"><text:span text:style-name="T10"><text:s text:c="16"/><text:tab/>while (sz-- &gt; 0) //read elements</text:span></text:p>
      <text:p text:style-name="P4"><text:span text:style-name="T10"><text:s text:c="16"/><text:tab/>{</text:span></text:p>
      <text:p text:style-name="P4"><text:span text:style-name="T10"><text:s text:c="20"/><text:tab/>zmq_recv(m_socket, (void*)&amp;temp_port, sizeof(temp_port), 0);</text:span></text:p>
      <text:p text:style-name="P4"><text:span text:style-name="T10"><text:s text:c="20"/><text:tab/>visited.push_back(temp_port);//push to the list</text:span></text:p>
      <text:p text:style-name="P4"><text:span text:style-name="T10"><text:s text:c="16"/><text:tab/>}</text:span></text:p>
      <text:p text:style-name="P2"/>
      <text:p text:style-name="P4"><text:span text:style-name="T10"><text:s text:c="16"/><text:tab/>//execute calculation</text:span></text:p>
      <text:p text:style-name="P4"><text:span text:style-name="T10"><text:s text:c="16"/><text:tab/>char status = Exec(id, name, val, visited);</text:span></text:p>
      <text:p text:style-name="P2"/>
      <text:p text:style-name="P4"><text:span text:style-name="T10"><text:s text:c="16"/><text:tab/>//send answer</text:span></text:p>
      <text:p text:style-name="P4"><text:soft-page-break/><text:span text:style-name="T10"><text:s text:c="16"/><text:tab/>for (auto &amp;oc : m_otherControllers)</text:span></text:p>
      <text:p text:style-name="P4"><text:span text:style-name="T10"><text:s text:c="20"/><text:tab/>if (oc.port == asked_port) //get OC, who asked us</text:span></text:p>
      <text:p text:style-name="P4"><text:span text:style-name="T10"><text:s text:c="20"/><text:tab/>{</text:span></text:p>
      <text:p text:style-name="P4"><text:span text:style-name="T10"><text:s text:c="24"/><text:tab/>zmq_send(oc.socketSend, (void*)&amp;status, sizeof(status), 0);</text:span></text:p>
      <text:p text:style-name="P4"><text:span text:style-name="T10"><text:s text:c="24"/><text:tab/>break;</text:span></text:p>
      <text:p text:style-name="P4"><text:span text:style-name="T10"><text:s text:c="20"/><text:tab/>}</text:span></text:p>
      <text:p text:style-name="P2"/>
      <text:p text:style-name="P4"><text:span text:style-name="T10"><text:s text:c="16"/><text:tab/>break;</text:span></text:p>
      <text:p text:style-name="P4"><text:span text:style-name="T10"><text:s text:c="12"/><text:tab/>}</text:span></text:p>
      <text:p text:style-name="P4"><text:span text:style-name="T10"><text:s text:c="12"/><text:tab/>case 2: //ping</text:span></text:p>
      <text:p text:style-name="P4"><text:span text:style-name="T10"><text:s text:c="12"/><text:tab/>{</text:span></text:p>
      <text:p text:style-name="P4"><text:span text:style-name="T10"><text:s text:c="16"/><text:tab/>//get id for pinging</text:span></text:p>
      <text:p text:style-name="P4"><text:span text:style-name="T10"><text:s text:c="16"/><text:tab/>int asked_port, id, sz, temp_port;</text:span></text:p>
      <text:p text:style-name="P4"><text:span text:style-name="T10"><text:s text:c="16"/><text:tab/>zmq_recv(m_socket, (void*)&amp;asked_port, sizeof(asked_port), 0);</text:span></text:p>
      <text:p text:style-name="P4"><text:span text:style-name="T10"><text:s text:c="16"/><text:tab/>zmq_recv(m_socket, (void*)&amp;id, sizeof(id), 0);</text:span></text:p>
      <text:p text:style-name="P2"/>
      <text:p text:style-name="P4"><text:span text:style-name="T10"><text:s text:c="16"/><text:tab/>std::list&lt;int&gt; visited; //list of visited ports</text:span></text:p>
      <text:p text:style-name="P4"><text:span text:style-name="T10"><text:s text:c="16"/><text:tab/>zmq_recv(m_socket, (void*)&amp;sz, sizeof(sz), 0);//size of list</text:span></text:p>
      <text:p text:style-name="P2"/>
      <text:p text:style-name="P4"><text:span text:style-name="T10"><text:s text:c="16"/><text:tab/>while (sz-- &gt; 0) //read elements</text:span></text:p>
      <text:p text:style-name="P4"><text:span text:style-name="T10"><text:s text:c="16"/><text:tab/>{</text:span></text:p>
      <text:p text:style-name="P4"><text:span text:style-name="T10"><text:s text:c="20"/><text:tab/>zmq_recv(m_socket, (void*)&amp;temp_port, sizeof(temp_port), 0);</text:span></text:p>
      <text:p text:style-name="P4"><text:span text:style-name="T10"><text:s text:c="20"/><text:tab/>visited.push_back(temp_port);//push to the list</text:span></text:p>
      <text:p text:style-name="P4"><text:span text:style-name="T10"><text:s text:c="16"/><text:tab/>}</text:span></text:p>
      <text:p text:style-name="P2"><text:soft-page-break/></text:p>
      <text:p text:style-name="P4"><text:span text:style-name="T10"><text:s text:c="16"/><text:tab/>char ans = Ping(id, visited);</text:span></text:p>
      <text:p text:style-name="P4"><text:span text:style-name="T10"><text:s text:c="16"/><text:tab/>//send answer</text:span></text:p>
      <text:p text:style-name="P4"><text:span text:style-name="T10"><text:s text:c="16"/><text:tab/>for (auto &amp;oc : m_otherControllers)</text:span></text:p>
      <text:p text:style-name="P4"><text:span text:style-name="T10"><text:s text:c="20"/><text:tab/>if (oc.port == asked_port) //get OC, who asked us</text:span></text:p>
      <text:p text:style-name="P4"><text:span text:style-name="T10"><text:s text:c="20"/><text:tab/>{</text:span></text:p>
      <text:p text:style-name="P4"><text:span text:style-name="T10"><text:s text:c="24"/><text:tab/>zmq_send(oc.socketSend, (void*)&amp;ans, sizeof(ans), 0);</text:span></text:p>
      <text:p text:style-name="P4"><text:span text:style-name="T10"><text:s text:c="24"/><text:tab/>break;</text:span></text:p>
      <text:p text:style-name="P4"><text:span text:style-name="T10"><text:s text:c="20"/><text:tab/>}</text:span></text:p>
      <text:p text:style-name="P4"><text:span text:style-name="T10"><text:s text:c="15"/><text:tab/> </text:span></text:p>
      <text:p text:style-name="P4"><text:span text:style-name="T10"><text:s text:c="16"/><text:tab/>break;</text:span></text:p>
      <text:p text:style-name="P4"><text:span text:style-name="T10"><text:s text:c="12"/><text:tab/>}</text:span></text:p>
      <text:p text:style-name="P4"><text:span text:style-name="T10"><text:s text:c="12"/><text:tab/>case 3: //connect</text:span></text:p>
      <text:p text:style-name="P4"><text:span text:style-name="T10"><text:s text:c="12"/><text:tab/>{</text:span></text:p>
      <text:p text:style-name="P4"><text:span text:style-name="T10"><text:s text:c="16"/><text:tab/>//get port</text:span></text:p>
      <text:p text:style-name="P4"><text:span text:style-name="T10"><text:s text:c="16"/><text:tab/>int port;</text:span></text:p>
      <text:p text:style-name="P4"><text:span text:style-name="T10"><text:s text:c="16"/><text:tab/>err = zmq_recv(m_socket, (void*)&amp;port, sizeof(port), 0);</text:span></text:p>
      <text:p text:style-name="P4"><text:span text:style-name="T10"><text:s text:c="16"/><text:tab/>if (err == -1) break; //can't read port</text:span></text:p>
      <text:p text:style-name="P2"/>
      <text:p text:style-name="P4"><text:span text:style-name="T10"><text:s text:c="16"/><text:tab/>//connect to him</text:span></text:p>
      <text:p text:style-name="P4"><text:span text:style-name="T10"><text:s text:c="16"/><text:tab/>void *socketSend = zmq_socket(m_context, ZMQ_PUSH);</text:span></text:p>
      <text:p text:style-name="P4"><text:span text:style-name="T10"><text:s text:c="16"/><text:tab/>std::string addr = "tcp://localhost:" + std::to_string(port); //addres to OC</text:span></text:p>
      <text:p text:style-name="P4"><text:span text:style-name="T10"><text:s text:c="16"/><text:tab/>zmq_connect(socketSend, addr.c_str()); //connect to OC</text:span></text:p>
      <text:p text:style-name="P4"><text:span text:style-name="T10"><text:s text:c="16"/><text:tab/>//setup socket</text:span></text:p>
      <text:p text:style-name="P4"><text:soft-page-break/><text:span text:style-name="T10"><text:s text:c="16"/><text:tab/>int zero = 0;</text:span></text:p>
      <text:p text:style-name="P4"><text:span text:style-name="T10"><text:s text:c="16"/><text:tab/>zmq_setsockopt(socketSend, ZMQ_SNDTIMEO, (void*)&amp;TIMEOUT, sizeof(TIMEOUT));</text:span></text:p>
      <text:p text:style-name="P4"><text:span text:style-name="T10"><text:s text:c="16"/><text:tab/>zmq_setsockopt(socketSend, ZMQ_LINGER, (void*)&amp;zero, sizeof(zero));</text:span></text:p>
      <text:p text:style-name="P2"/>
      <text:p text:style-name="P4"><text:span text:style-name="T10"><text:s text:c="16"/><text:tab/>//send 0 as ok</text:span></text:p>
      <text:p text:style-name="P4"><text:span text:style-name="T10"><text:s text:c="16"/><text:tab/>char ok = 17;</text:span></text:p>
      <text:p text:style-name="P4"><text:span text:style-name="T10"><text:s text:c="16"/><text:tab/>err = zmq_send(socketSend, (void*)&amp;ok, sizeof(ok), 0);</text:span></text:p>
      <text:p text:style-name="P2"/>
      <text:p text:style-name="P4"><text:span text:style-name="T10"><text:s text:c="16"/><text:tab/>if (err == -1)</text:span></text:p>
      <text:p text:style-name="P4"><text:span text:style-name="T10"><text:s text:c="16"/><text:tab/>{</text:span></text:p>
      <text:p text:style-name="P4"><text:span text:style-name="T10"><text:s text:c="20"/><text:tab/>zmq_close(socketSend);</text:span></text:p>
      <text:p text:style-name="P4"><text:span text:style-name="T10"><text:s text:c="20"/><text:tab/>break;</text:span></text:p>
      <text:p text:style-name="P4"><text:span text:style-name="T10"><text:s text:c="16"/><text:tab/>}</text:span></text:p>
      <text:p text:style-name="P4"><text:span text:style-name="T10"><text:s text:c="16"/><text:tab/>//push it to the list</text:span></text:p>
      <text:p text:style-name="P4"><text:span text:style-name="T10"><text:s text:c="16"/><text:tab/>OtherController oc;</text:span></text:p>
      <text:p text:style-name="P4"><text:span text:style-name="T10"><text:s text:c="16"/><text:tab/>oc.port = port;</text:span></text:p>
      <text:p text:style-name="P4"><text:span text:style-name="T10"><text:s text:c="16"/><text:tab/>oc.socketSend = socketSend;</text:span></text:p>
      <text:p text:style-name="P4"><text:span text:style-name="T10"><text:s text:c="16"/><text:tab/>m_otherControllers.push_back(oc);</text:span></text:p>
      <text:p text:style-name="P4"><text:span text:style-name="T10"><text:s text:c="16"/><text:tab/>break;</text:span></text:p>
      <text:p text:style-name="P4"><text:span text:style-name="T10"><text:s text:c="12"/><text:tab/>}</text:span></text:p>
      <text:p text:style-name="P4"><text:span text:style-name="T10"><text:s text:c="12"/><text:tab/>case 4: //add</text:span></text:p>
      <text:p text:style-name="P4"><text:span text:style-name="T10"><text:s text:c="12"/><text:tab/>{</text:span></text:p>
      <text:p text:style-name="P4"><text:span text:style-name="T10"><text:s text:c="16"/><text:tab/>//get port</text:span></text:p>
      <text:p text:style-name="P4"><text:span text:style-name="T10"><text:s text:c="16"/><text:tab/>int asked_port;</text:span></text:p>
      <text:p text:style-name="P4"><text:soft-page-break/><text:span text:style-name="T10"><text:s text:c="16"/><text:tab/>zmq_recv(m_socket, (void*)&amp;asked_port, sizeof(asked_port), 0);</text:span></text:p>
      <text:p text:style-name="P4"><text:span text:style-name="T10"><text:s text:c="16"/><text:tab/>//id</text:span></text:p>
      <text:p text:style-name="P4"><text:span text:style-name="T10"><text:s text:c="16"/><text:tab/>int id;</text:span></text:p>
      <text:p text:style-name="P4"><text:span text:style-name="T10"><text:s text:c="16"/><text:tab/>zmq_recv(m_socket, (void*)&amp;id, sizeof(id), 0);</text:span></text:p>
      <text:p text:style-name="P4"><text:span text:style-name="T10"><text:s text:c="16"/><text:tab/>//add</text:span></text:p>
      <text:p text:style-name="P4"><text:span text:style-name="T10"><text:s text:c="16"/><text:tab/>int ans = Add(id);</text:span></text:p>
      <text:p text:style-name="P2"/>
      <text:p text:style-name="P4"><text:span text:style-name="T10"><text:s text:c="16"/><text:tab/>for (auto &amp;oc : m_otherControllers)</text:span></text:p>
      <text:p text:style-name="P4"><text:span text:style-name="T10"><text:s text:c="20"/><text:tab/>if (oc.port == asked_port) //get OC, who asked us</text:span></text:p>
      <text:p text:style-name="P4"><text:span text:style-name="T10"><text:s text:c="20"/><text:tab/>{</text:span></text:p>
      <text:p text:style-name="P4"><text:span text:style-name="T10"><text:s text:c="24"/><text:tab/>zmq_send(oc.socketSend, (void*)&amp;ans, sizeof(ans), 0);</text:span></text:p>
      <text:p text:style-name="P4"><text:span text:style-name="T10"><text:s text:c="24"/><text:tab/>break;</text:span></text:p>
      <text:p text:style-name="P4"><text:span text:style-name="T10"><text:s text:c="20"/><text:tab/>}</text:span></text:p>
      <text:p text:style-name="P4"><text:span text:style-name="T10"><text:s text:c="16"/><text:tab/>break;</text:span></text:p>
      <text:p text:style-name="P4"><text:span text:style-name="T10"><text:s text:c="12"/><text:tab/>}</text:span></text:p>
      <text:p text:style-name="P4"><text:span text:style-name="T10"><text:s text:c="12"/><text:tab/>case 5: //remove</text:span></text:p>
      <text:p text:style-name="P4"><text:span text:style-name="T10"><text:s text:c="12"/><text:tab/>{</text:span></text:p>
      <text:p text:style-name="P4"><text:span text:style-name="T10"><text:s text:c="16"/><text:tab/>//get port</text:span></text:p>
      <text:p text:style-name="P4"><text:span text:style-name="T10"><text:s text:c="16"/><text:tab/>int asked_port;</text:span></text:p>
      <text:p text:style-name="P4"><text:span text:style-name="T10"><text:s text:c="16"/><text:tab/>zmq_recv(m_socket, (void*)&amp;asked_port, sizeof(asked_port), 0);</text:span></text:p>
      <text:p text:style-name="P4"><text:span text:style-name="T10"><text:s text:c="16"/><text:tab/>//id</text:span></text:p>
      <text:p text:style-name="P4"><text:span text:style-name="T10"><text:s text:c="16"/><text:tab/>int id;</text:span></text:p>
      <text:p text:style-name="P4"><text:span text:style-name="T10"><text:s text:c="16"/><text:tab/>zmq_recv(m_socket, (void*)&amp;id, sizeof(id), 0);</text:span></text:p>
      <text:p text:style-name="P4"><text:span text:style-name="T10"><text:s text:c="16"/><text:tab/>//add</text:span></text:p>
      <text:p text:style-name="P4"><text:soft-page-break/><text:span text:style-name="T10"><text:s text:c="16"/><text:tab/>char ans = Remove(id);</text:span></text:p>
      <text:p text:style-name="P2"/>
      <text:p text:style-name="P4"><text:span text:style-name="T10"><text:s text:c="16"/><text:tab/>for (auto &amp;oc : m_otherControllers)</text:span></text:p>
      <text:p text:style-name="P4"><text:span text:style-name="T10"><text:s text:c="20"/><text:tab/>if (oc.port == asked_port) //get OC, who asked us</text:span></text:p>
      <text:p text:style-name="P4"><text:span text:style-name="T10"><text:s text:c="20"/><text:tab/>{</text:span></text:p>
      <text:p text:style-name="P4"><text:span text:style-name="T10"><text:s text:c="24"/><text:tab/>zmq_send(oc.socketSend, (void*)&amp;ans, sizeof(ans), 0);</text:span></text:p>
      <text:p text:style-name="P4"><text:span text:style-name="T10"><text:s text:c="24"/><text:tab/>break;</text:span></text:p>
      <text:p text:style-name="P4"><text:span text:style-name="T10"><text:s text:c="20"/><text:tab/>}</text:span></text:p>
      <text:p text:style-name="P4"><text:span text:style-name="T10"><text:s text:c="16"/><text:tab/>break;</text:span></text:p>
      <text:p text:style-name="P4"><text:span text:style-name="T10"><text:s text:c="12"/><text:tab/>}</text:span></text:p>
      <text:p text:style-name="P4"><text:span text:style-name="T10"><text:s text:c="12"/><text:tab/>case 6: //join</text:span></text:p>
      <text:p text:style-name="P4"><text:span text:style-name="T10"><text:s text:c="12"/><text:tab/>{</text:span></text:p>
      <text:p text:style-name="P4"><text:span text:style-name="T10"><text:s text:c="16"/><text:tab/>//get port</text:span></text:p>
      <text:p text:style-name="P4"><text:span text:style-name="T10"><text:s text:c="16"/><text:tab/>int asked_port;</text:span></text:p>
      <text:p text:style-name="P4"><text:span text:style-name="T10"><text:s text:c="16"/><text:tab/>zmq_recv(m_socket, (void*)&amp;asked_port, sizeof(asked_port), 0);</text:span></text:p>
      <text:p text:style-name="P4"><text:span text:style-name="T10"><text:s text:c="16"/><text:tab/>//port to join with</text:span></text:p>
      <text:p text:style-name="P4"><text:span text:style-name="T10"><text:s text:c="16"/><text:tab/>int port2;</text:span></text:p>
      <text:p text:style-name="P4"><text:span text:style-name="T10"><text:s text:c="16"/><text:tab/>zmq_recv(m_socket, (void*)&amp;port2, sizeof(port2), 0);</text:span></text:p>
      <text:p text:style-name="P4"><text:span text:style-name="T10"><text:s text:c="16"/><text:tab/>//add</text:span></text:p>
      <text:p text:style-name="P4"><text:span text:style-name="T10"><text:s text:c="16"/><text:tab/>char ans = Union(port2);</text:span></text:p>
      <text:p text:style-name="P2"/>
      <text:p text:style-name="P4"><text:span text:style-name="T10"><text:s text:c="16"/><text:tab/>for (auto &amp;oc : m_otherControllers)</text:span></text:p>
      <text:p text:style-name="P4"><text:span text:style-name="T10"><text:s text:c="20"/><text:tab/>if (oc.port == asked_port) //get OC, who asked us</text:span></text:p>
      <text:p text:style-name="P4"><text:span text:style-name="T10"><text:s text:c="20"/><text:tab/>{</text:span></text:p>
      <text:p text:style-name="P4"><text:soft-page-break/><text:span text:style-name="T10"><text:s text:c="24"/><text:tab/>zmq_send(oc.socketSend, (void*)&amp;ans, sizeof(ans), 0);</text:span></text:p>
      <text:p text:style-name="P4"><text:span text:style-name="T10"><text:s text:c="24"/><text:tab/>break;</text:span></text:p>
      <text:p text:style-name="P4"><text:span text:style-name="T10"><text:s text:c="20"/><text:tab/>}</text:span></text:p>
      <text:p text:style-name="P4"><text:span text:style-name="T10"><text:s text:c="16"/><text:tab/>break;</text:span></text:p>
      <text:p text:style-name="P4"><text:span text:style-name="T10"><text:s text:c="12"/><text:tab/>}</text:span></text:p>
      <text:p text:style-name="P4"><text:span text:style-name="T10"><text:s text:c="12"/><text:tab/>case 7: //unjoin</text:span></text:p>
      <text:p text:style-name="P4"><text:span text:style-name="T10"><text:s text:c="12"/><text:tab/>{</text:span></text:p>
      <text:p text:style-name="P4"><text:span text:style-name="T10"><text:s text:c="16"/><text:tab/>//get port</text:span></text:p>
      <text:p text:style-name="P4"><text:span text:style-name="T10"><text:s text:c="16"/><text:tab/>int asked_port;</text:span></text:p>
      <text:p text:style-name="P4"><text:span text:style-name="T10"><text:s text:c="16"/><text:tab/>zmq_recv(m_socket, (void*)&amp;asked_port, sizeof(asked_port), 0);</text:span></text:p>
      <text:p text:style-name="P4"><text:span text:style-name="T10"><text:s text:c="16"/><text:tab/>//port to join with</text:span></text:p>
      <text:p text:style-name="P2"/>
      <text:p text:style-name="P4"><text:span text:style-name="T10"><text:s text:c="16"/><text:tab/>for (auto iter = m_otherControllers.begin(); iter != m_otherControllers.end(); iter++)</text:span></text:p>
      <text:p text:style-name="P4"><text:span text:style-name="T10"><text:s text:c="20"/><text:tab/>if (iter-&gt;port == asked_port)</text:span></text:p>
      <text:p text:style-name="P4"><text:span text:style-name="T10"><text:s text:c="20"/><text:tab/>{</text:span></text:p>
      <text:p text:style-name="P4"><text:span text:style-name="T10"><text:s text:c="24"/><text:tab/>zmq_close(iter-&gt;socketSend);</text:span></text:p>
      <text:p text:style-name="P4"><text:span text:style-name="T10"><text:s text:c="24"/><text:tab/>m_otherControllers.erase(iter); //remove this one</text:span></text:p>
      <text:p text:style-name="P4"><text:span text:style-name="T10"><text:s text:c="24"/><text:tab/>break;</text:span></text:p>
      <text:p text:style-name="P4"><text:span text:style-name="T10"><text:s text:c="20"/><text:tab/>}</text:span></text:p>
      <text:p text:style-name="P4"><text:span text:style-name="T10"><text:s text:c="16"/><text:tab/>break;</text:span></text:p>
      <text:p text:style-name="P4"><text:span text:style-name="T10"><text:s text:c="12"/><text:tab/>}</text:span></text:p>
      <text:p text:style-name="P2"/>
      <text:p text:style-name="P4"><text:span text:style-name="T10"><text:s text:c="8"/><text:tab/>}</text:span></text:p>
      <text:p text:style-name="P4"><text:span text:style-name="T10"><text:s text:c="4"/><text:tab/>}</text:span></text:p>
      <text:p text:style-name="P4"><text:soft-page-break/><text:span text:style-name="T10"><text:s text:c="4"/><text:tab/>m_threadDone = true;</text:span></text:p>
      <text:p text:style-name="P4"><text:span text:style-name="T10"><text:tab/>}</text:span></text:p>
      <text:p text:style-name="P2"/>
      <text:p text:style-name="P4"><text:span text:style-name="T10"><text:tab/>void ShowOC()</text:span></text:p>
      <text:p text:style-name="P4"><text:span text:style-name="T10"><text:tab/>{</text:span></text:p>
      <text:p text:style-name="P4"><text:span text:style-name="T10"><text:s text:c="4"/><text:tab/>for (auto &amp;oc : m_otherControllers)</text:span></text:p>
      <text:p text:style-name="P4"><text:span text:style-name="T10"><text:s text:c="4"/><text:tab/>{</text:span></text:p>
      <text:p text:style-name="P4"><text:span text:style-name="T10"><text:s text:c="8"/><text:tab/>std::cout &lt;&lt; "OC: " &lt;&lt; <text:s/>oc.port &lt;&lt; std::endl;</text:span></text:p>
      <text:p text:style-name="P4"><text:span text:style-name="T10"><text:s text:c="4"/><text:tab/>}</text:span></text:p>
      <text:p text:style-name="P4"><text:span text:style-name="T10"><text:tab/>}</text:span></text:p>
      <text:p text:style-name="P2"/>
      <text:p text:style-name="P4"><text:span text:style-name="T10">private:</text:span></text:p>
      <text:p text:style-name="P4"><text:span text:style-name="T10"><text:tab/>//SOCKETS</text:span></text:p>
      <text:p text:style-name="P4"><text:span text:style-name="T10"><text:tab/>struct Calculator //calculator process</text:span></text:p>
      <text:p text:style-name="P4"><text:span text:style-name="T10"><text:tab/>{</text:span></text:p>
      <text:p text:style-name="P4"><text:span text:style-name="T10"><text:s text:c="4"/><text:tab/>pid_t pid;</text:span></text:p>
      <text:p text:style-name="P4"><text:span text:style-name="T10"><text:s text:c="4"/><text:tab/>void *socketRead; //socket for reading from calculator</text:span></text:p>
      <text:p text:style-name="P4"><text:span text:style-name="T10"><text:s text:c="4"/><text:tab/>void *socketSend; //socket for sending to calculator</text:span></text:p>
      <text:p text:style-name="P4"><text:span text:style-name="T10"><text:tab/>};</text:span></text:p>
      <text:p text:style-name="P4"><text:span text:style-name="T10"><text:tab/>struct OtherController //pipeline with other controllers</text:span></text:p>
      <text:p text:style-name="P4"><text:span text:style-name="T10"><text:tab/>{</text:span></text:p>
      <text:p text:style-name="P4"><text:span text:style-name="T10"><text:s text:c="4"/><text:tab/>int port;</text:span></text:p>
      <text:p text:style-name="P4"><text:span text:style-name="T10"><text:s text:c="4"/><text:tab/>void *socketSend; //socket for sending messages to other controllers</text:span></text:p>
      <text:p text:style-name="P4"><text:span text:style-name="T10"><text:tab/>};</text:span></text:p>
      <text:p text:style-name="P4"><text:soft-page-break/><text:span text:style-name="T10"><text:tab/>void *m_context;</text:span></text:p>
      <text:p text:style-name="P4"><text:span text:style-name="T10"><text:tab/>void *m_socket; //my reading socket</text:span></text:p>
      <text:p text:style-name="P2"/>
      <text:p text:style-name="P4"><text:span text:style-name="T10"><text:tab/>//FUNCTIONAL</text:span></text:p>
      <text:p text:style-name="P4"><text:span text:style-name="T10"><text:tab/>int m_port; //my port</text:span></text:p>
      <text:p text:style-name="P4"><text:span text:style-name="T10"><text:tab/>bool m_threadWork, m_threadDone; //variable for using thread</text:span></text:p>
      <text:p text:style-name="P2"/>
      <text:p text:style-name="P4"><text:span text:style-name="T10"><text:tab/>std::map&lt;int, Calculator&gt; m_calculators; //map of ids and calculators</text:span></text:p>
      <text:p text:style-name="P4"><text:span text:style-name="T10"><text:tab/>std::list&lt;OtherController&gt; m_otherControllers; //list of other controllers</text:span></text:p>
      <text:p text:style-name="P4"><text:span text:style-name="T10">};</text:span></text:p>
      <text:p text:style-name="P4"><text:span text:style-name="T10">const int Controller::TIMEOUT, Controller::PINGTIME;</text:span></text:p>
      <text:p text:style-name="P4"><text:span text:style-name="T6">controller.cpp:</text:span></text:p>
      <text:p text:style-name="P4"><text:span text:style-name="T10">#include &lt;sstream&gt;</text:span></text:p>
      <text:p text:style-name="P4"><text:span text:style-name="T10">#include &lt;vector&gt;</text:span></text:p>
      <text:p text:style-name="P4"><text:span text:style-name="T10">#include &lt;thread&gt;</text:span></text:p>
      <text:p text:style-name="P2"/>
      <text:p text:style-name="P4"><text:span text:style-name="T10">#include "ctrl.h"</text:span></text:p>
      <text:p text:style-name="P2"/>
      <text:p text:style-name="P4"><text:span text:style-name="T10">//questions</text:span></text:p>
      <text:p text:style-name="P4"><text:span text:style-name="T10">// 0 port id var sz ... -- ask for reading value</text:span></text:p>
      <text:p text:style-name="P4"><text:span text:style-name="T10">// 1 port id var value sz ... -- ask for writing value</text:span></text:p>
      <text:p text:style-name="P4"><text:span text:style-name="T10">// 2 port id sz ... -- ask for ping</text:span></text:p>
      <text:p text:style-name="P4"><text:span text:style-name="T10">// 3 port -- connect</text:span></text:p>
      <text:p text:style-name="P4"><text:span text:style-name="T10">// 4 port id -- add calculating node</text:span></text:p>
      <text:p text:style-name="P4"><text:soft-page-break/><text:span text:style-name="T10">// 5 port id -- remove calculating node</text:span></text:p>
      <text:p text:style-name="P4"><text:span text:style-name="T10">// 6 port port2 -- join with port2</text:span></text:p>
      <text:p text:style-name="P4"><text:span text:style-name="T10">// 7 port2 -- forget port2</text:span></text:p>
      <text:p text:style-name="P4"><text:span text:style-name="T10">//-where sz ... means list of visited controllers</text:span></text:p>
      <text:p text:style-name="P2"/>
      <text:p text:style-name="P4"><text:span text:style-name="T10">void Potok(Controller *ctrl)</text:span></text:p>
      <text:p text:style-name="P4"><text:span text:style-name="T10">{</text:span></text:p>
      <text:p text:style-name="P4"><text:span text:style-name="T10"><text:tab/>ctrl-&gt;ReadInputSocket();</text:span></text:p>
      <text:p text:style-name="P4"><text:span text:style-name="T10">}</text:span></text:p>
      <text:p text:style-name="P2"/>
      <text:p text:style-name="P4"><text:span text:style-name="T10">int main(int argc, char *argv[])</text:span></text:p>
      <text:p text:style-name="P4"><text:span text:style-name="T10">{</text:span></text:p>
      <text:p text:style-name="P4"><text:span text:style-name="T10"><text:tab/>if (argc != 2) //required argument</text:span></text:p>
      <text:p text:style-name="P4"><text:span text:style-name="T10"><text:tab/>{</text:span></text:p>
      <text:p text:style-name="P4"><text:span text:style-name="T10"><text:s text:c="4"/><text:tab/>std::cout &lt;&lt; "Usage: " &lt;&lt; argv[0] &lt;&lt; " port" &lt;&lt; std::endl;</text:span></text:p>
      <text:p text:style-name="P4"><text:span text:style-name="T10"><text:s text:c="4"/><text:tab/>return 1;</text:span></text:p>
      <text:p text:style-name="P4"><text:span text:style-name="T10"><text:tab/>}</text:span></text:p>
      <text:p text:style-name="P4"><text:span text:style-name="T10"><text:tab/>//create controller</text:span></text:p>
      <text:p text:style-name="P4"><text:span text:style-name="T10"><text:tab/>Controller ctrl(argv[1]);</text:span></text:p>
      <text:p text:style-name="P2"/>
      <text:p text:style-name="P4"><text:span text:style-name="T10"><text:tab/>void *context = zmq_ctx_new();</text:span></text:p>
      <text:p text:style-name="P2"/>
      <text:p text:style-name="P4"><text:span text:style-name="T10"><text:tab/>//create sending socket</text:span></text:p>
      <text:p text:style-name="P4"><text:span text:style-name="T10"><text:tab/>void *socketSend = zmq_socket(context, ZMQ_PUSH);</text:span></text:p>
      <text:p text:style-name="P2"><text:soft-page-break/></text:p>
      <text:p text:style-name="P4"><text:span text:style-name="T10"><text:tab/>int zero = 0;</text:span></text:p>
      <text:p text:style-name="P4"><text:span text:style-name="T10"><text:tab/>std::string addr = "tcp://localhost:";</text:span></text:p>
      <text:p text:style-name="P4"><text:span text:style-name="T10"><text:tab/>addr += argv[1];</text:span></text:p>
      <text:p text:style-name="P4"><text:span text:style-name="T10"><text:tab/>//connect sending to Controller</text:span></text:p>
      <text:p text:style-name="P4"><text:span text:style-name="T10"><text:tab/>zmq_connect(socketSend, addr.c_str());</text:span></text:p>
      <text:p text:style-name="P4"><text:span text:style-name="T10"><text:tab/>//zmq_setsockopt(socketSend, ZMQ_SNDTIMEO, (void*)&amp;Controller::TIMEOUT, sizeof(Controller::TIMEOUT));</text:span></text:p>
      <text:p text:style-name="P4"><text:span text:style-name="T10"><text:tab/>zmq_setsockopt(socketSend, ZMQ_LINGER, (void*)&amp;zero, sizeof(zero));</text:span></text:p>
      <text:p text:style-name="P2"/>
      <text:p text:style-name="P4"><text:span text:style-name="T10"><text:tab/>//create reading socket</text:span></text:p>
      <text:p text:style-name="P4"><text:span text:style-name="T10"><text:tab/>void *socketRead = zmq_socket(context, ZMQ_PULL);</text:span></text:p>
      <text:p text:style-name="P4"><text:span text:style-name="T10"><text:tab/>zmq_bind(socketRead, "tcp://*:*");</text:span></text:p>
      <text:p text:style-name="P4"><text:span text:style-name="T10"><text:tab/>//zmq_setsockopt(socketRead, ZMQ_RCVTIMEO, (void*)&amp;Controller::TIMEOUT, sizeof(Controller::TIMEOUT));</text:span></text:p>
      <text:p text:style-name="P4"><text:span text:style-name="T10"><text:tab/>zmq_setsockopt(socketRead, ZMQ_LINGER, (void*)&amp;zero, sizeof(zero));</text:span></text:p>
      <text:p text:style-name="P4"><text:span text:style-name="T10"><text:tab/>//get port</text:span></text:p>
      <text:p text:style-name="P4"><text:span text:style-name="T10"><text:tab/>char portRead[1024], *pR;</text:span></text:p>
      <text:p text:style-name="P4"><text:span text:style-name="T10"><text:tab/>size_t len = 1024;</text:span></text:p>
      <text:p text:style-name="P4"><text:span text:style-name="T10"><text:tab/>zmq_getsockopt(socketRead, ZMQ_LAST_ENDPOINT, (void*)&amp;portRead, &amp;len);</text:span></text:p>
      <text:p text:style-name="P2"/>
      <text:p text:style-name="P4"><text:span text:style-name="T10"><text:tab/>int dvoetochie, hp;</text:span></text:p>
      <text:p text:style-name="P4"><text:span text:style-name="T10"><text:tab/>for (dvoetochie = 0, hp = 1; dvoetochie &lt; 1024; dvoetochie++) if (portRead[dvoetochie] == ':' &amp;&amp; hp-- == 0) break;</text:span></text:p>
      <text:p text:style-name="P4"><text:span text:style-name="T10"><text:tab/>pR = portRead + dvoetochie + 1;</text:span></text:p>
      <text:p text:style-name="P2"/>
      <text:p text:style-name="P4"><text:span text:style-name="T10"><text:tab/>int myPort = atoi(pR);</text:span></text:p>
      <text:p text:style-name="P4"><text:soft-page-break/><text:span text:style-name="T10"><text:tab/>//std::cout &lt;&lt; myPort &lt;&lt; std::endl;</text:span></text:p>
      <text:p text:style-name="P2"/>
      <text:p text:style-name="P4"><text:span text:style-name="T10"><text:tab/>//start controller</text:span></text:p>
      <text:p text:style-name="P4"><text:span text:style-name="T10"><text:tab/>std::thread potok(Potok, &amp;ctrl);</text:span></text:p>
      <text:p text:style-name="P4"><text:span text:style-name="T10"><text:tab/>potok.detach();</text:span></text:p>
      <text:p text:style-name="P2"/>
      <text:p text:style-name="P4"><text:span text:style-name="T10"><text:tab/>//connect with Controller</text:span></text:p>
      <text:p text:style-name="P4"><text:span text:style-name="T10"><text:tab/>char msg = 3;</text:span></text:p>
      <text:p text:style-name="P4"><text:span text:style-name="T10"><text:tab/>zmq_send(socketSend, (void*)&amp;msg, sizeof(msg), ZMQ_SNDMORE);</text:span></text:p>
      <text:p text:style-name="P4"><text:span text:style-name="T10"><text:tab/>zmq_send(socketSend, (void*)&amp;myPort, sizeof(myPort), 0);</text:span></text:p>
      <text:p text:style-name="P2"/>
      <text:p text:style-name="P4"><text:span text:style-name="T10"><text:tab/>//read 0 as ok</text:span></text:p>
      <text:p text:style-name="P4"><text:span text:style-name="T10"><text:tab/>char ans;</text:span></text:p>
      <text:p text:style-name="P4"><text:span text:style-name="T10"><text:tab/>zmq_recv(socketRead, (void*)&amp;ans, sizeof(ans), 0);</text:span></text:p>
      <text:p text:style-name="P4"><text:span text:style-name="T10"><text:tab/>//std::cout &lt;&lt; ('0' + ans) &lt;&lt; std::endl;</text:span></text:p>
      <text:p text:style-name="P2"/>
      <text:p text:style-name="P4"><text:span text:style-name="T10"><text:tab/>//MAIN CYCLE</text:span></text:p>
      <text:p text:style-name="P4"><text:span text:style-name="T10"><text:tab/>bool loop = true;</text:span></text:p>
      <text:p text:style-name="P4"><text:span text:style-name="T10"><text:tab/>while (loop)</text:span></text:p>
      <text:p text:style-name="P4"><text:span text:style-name="T10"><text:tab/>{</text:span></text:p>
      <text:p text:style-name="P4"><text:span text:style-name="T10"><text:s text:c="4"/><text:tab/>std::cout &lt;&lt; "&gt; ";</text:span></text:p>
      <text:p text:style-name="P2"/>
      <text:p text:style-name="P4"><text:span text:style-name="T10"><text:s text:c="4"/><text:tab/>std::string input;</text:span></text:p>
      <text:p text:style-name="P4"><text:span text:style-name="T10"><text:s text:c="4"/><text:tab/>std::cin &gt;&gt; input;</text:span></text:p>
      <text:p text:style-name="P2"><text:soft-page-break/></text:p>
      <text:p text:style-name="P4"><text:span text:style-name="T10"><text:s text:c="4"/><text:tab/>//switch command</text:span></text:p>
      <text:p text:style-name="P4"><text:span text:style-name="T10"><text:s text:c="4"/><text:tab/>if (input == "quit") loop = false; //exit</text:span></text:p>
      <text:p text:style-name="P4"><text:span text:style-name="T10"><text:s text:c="4"/><text:tab/>else if (input == "create") //add node</text:span></text:p>
      <text:p text:style-name="P4"><text:span text:style-name="T10"><text:s text:c="4"/><text:tab/>{</text:span></text:p>
      <text:p text:style-name="P4"><text:span text:style-name="T10"><text:s text:c="8"/><text:tab/>int id, parent; std::cin &gt;&gt; id;</text:span></text:p>
      <text:p text:style-name="P4"><text:span text:style-name="T10"><text:s text:c="8"/><text:tab/>std::getline(std::cin, input);</text:span></text:p>
      <text:p text:style-name="P4"><text:span text:style-name="T10"><text:s text:c="8"/><text:tab/>//send message</text:span></text:p>
      <text:p text:style-name="P4"><text:span text:style-name="T10"><text:s text:c="8"/><text:tab/>char add = 4;</text:span></text:p>
      <text:p text:style-name="P4"><text:span text:style-name="T10"><text:s text:c="8"/><text:tab/>zmq_send(socketSend, (void*)&amp;add, sizeof(add), ZMQ_SNDMORE);</text:span></text:p>
      <text:p text:style-name="P4"><text:span text:style-name="T10"><text:s text:c="8"/><text:tab/>zmq_send(socketSend, (void*)&amp;myPort, sizeof(myPort), ZMQ_SNDMORE);</text:span></text:p>
      <text:p text:style-name="P4"><text:span text:style-name="T10"><text:s text:c="8"/><text:tab/>zmq_send(socketSend, (void*)&amp;id, sizeof(id), 0);</text:span></text:p>
      <text:p text:style-name="P2"/>
      <text:p text:style-name="P4"><text:span text:style-name="T10"><text:s text:c="8"/><text:tab/>//get answer</text:span></text:p>
      <text:p text:style-name="P4"><text:span text:style-name="T10"><text:s text:c="8"/><text:tab/>int ans;</text:span></text:p>
      <text:p text:style-name="P4"><text:span text:style-name="T10"><text:s text:c="8"/><text:tab/>zmq_recv(socketRead, (void*)&amp;ans, sizeof(ans), 0);</text:span></text:p>
      <text:p text:style-name="P4"><text:span text:style-name="T10"><text:s text:c="8"/><text:tab/>if (ans == -1) std::cout &lt;&lt; "ERROR: id already exists" &lt;&lt; std::endl;</text:span></text:p>
      <text:p text:style-name="P4"><text:span text:style-name="T10"><text:s text:c="8"/><text:tab/>else if (ans == -2) std::cout &lt;&lt; "ERROR: cannot create node" &lt;&lt; std::endl;</text:span></text:p>
      <text:p text:style-name="P4"><text:span text:style-name="T10"><text:s text:c="8"/><text:tab/>else std::cout &lt;&lt; "OK: " &lt;&lt; ans &lt;&lt; std::endl;</text:span></text:p>
      <text:p text:style-name="P4"><text:span text:style-name="T10"><text:s text:c="4"/><text:tab/>}</text:span></text:p>
      <text:p text:style-name="P4"><text:span text:style-name="T10"><text:s text:c="4"/><text:tab/>else if (input == "remove") //remove node</text:span></text:p>
      <text:p text:style-name="P4"><text:span text:style-name="T10"><text:s text:c="4"/><text:tab/>{</text:span></text:p>
      <text:p text:style-name="P4"><text:span text:style-name="T10"><text:s text:c="8"/><text:tab/>int id; std::cin &gt;&gt; id;</text:span></text:p>
      <text:p text:style-name="P2"/>
      <text:p text:style-name="P4"><text:soft-page-break/><text:span text:style-name="T10"><text:s text:c="8"/><text:tab/>//send message</text:span></text:p>
      <text:p text:style-name="P4"><text:span text:style-name="T10"><text:s text:c="8"/><text:tab/>char rem = 5;</text:span></text:p>
      <text:p text:style-name="P4"><text:span text:style-name="T10"><text:s text:c="8"/><text:tab/>zmq_send(socketSend, (void*)&amp;rem, sizeof(rem), ZMQ_SNDMORE);</text:span></text:p>
      <text:p text:style-name="P4"><text:span text:style-name="T10"><text:s text:c="8"/><text:tab/>zmq_send(socketSend, (void*)&amp;myPort, sizeof(myPort), ZMQ_SNDMORE);</text:span></text:p>
      <text:p text:style-name="P4"><text:span text:style-name="T10"><text:s text:c="8"/><text:tab/>zmq_send(socketSend, (void*)&amp;id, sizeof(id), 0);</text:span></text:p>
      <text:p text:style-name="P2"/>
      <text:p text:style-name="P4"><text:span text:style-name="T10"><text:s text:c="8"/><text:tab/>//get answer</text:span></text:p>
      <text:p text:style-name="P4"><text:span text:style-name="T10"><text:s text:c="8"/><text:tab/>char ans;</text:span></text:p>
      <text:p text:style-name="P4"><text:span text:style-name="T10"><text:s text:c="8"/><text:tab/>zmq_recv(socketRead, (void*)&amp;ans, sizeof(ans), 0);</text:span></text:p>
      <text:p text:style-name="P4"><text:span text:style-name="T10"><text:s text:c="8"/><text:tab/>if (ans == -1) std::cout &lt;&lt; "ERROR: id not found" &lt;&lt; std::endl;</text:span></text:p>
      <text:p text:style-name="P4"><text:span text:style-name="T10"><text:s text:c="8"/><text:tab/>else std::cout &lt;&lt; "OK." &lt;&lt; std::endl;</text:span></text:p>
      <text:p text:style-name="P4"><text:span text:style-name="T10"><text:s text:c="4"/><text:tab/>}</text:span></text:p>
      <text:p text:style-name="P4"><text:span text:style-name="T10"><text:s text:c="4"/><text:tab/>else if (input == "exec") //execute calculation on node</text:span></text:p>
      <text:p text:style-name="P4"><text:span text:style-name="T10"><text:s text:c="4"/><text:tab/>{</text:span></text:p>
      <text:p text:style-name="P4"><text:span text:style-name="T10"><text:s text:c="8"/><text:tab/>int id, val;</text:span></text:p>
      <text:p text:style-name="P4"><text:span text:style-name="T10"><text:s text:c="8"/><text:tab/>std::string varName;</text:span></text:p>
      <text:p text:style-name="P4"><text:span text:style-name="T10"><text:s text:c="8"/><text:tab/>std::cin &gt;&gt; id &gt;&gt; varName;</text:span></text:p>
      <text:p text:style-name="P4"><text:span text:style-name="T10"><text:s text:c="8"/><text:tab/>std::getline(std::cin, input);</text:span></text:p>
      <text:p text:style-name="P2"/>
      <text:p text:style-name="P4"><text:span text:style-name="T10"><text:s text:c="8"/><text:tab/>if (!input.empty()) //write</text:span></text:p>
      <text:p text:style-name="P4"><text:span text:style-name="T10"><text:s text:c="8"/><text:tab/>{</text:span></text:p>
      <text:p text:style-name="P4"><text:span text:style-name="T10"><text:s text:c="12"/><text:tab/>val = atoi(input.c_str());</text:span></text:p>
      <text:p text:style-name="P4"><text:span text:style-name="T10"><text:s text:c="12"/><text:tab/>char wrt = 1;</text:span></text:p>
      <text:p text:style-name="P4"><text:span text:style-name="T10"><text:s text:c="12"/><text:tab/>int zero = 0;</text:span></text:p>
      <text:p text:style-name="P4"><text:soft-page-break/><text:span text:style-name="T10"><text:s text:c="12"/><text:tab/>zmq_send(socketSend, (void*)&amp;wrt, sizeof(wrt), ZMQ_SNDMORE);</text:span></text:p>
      <text:p text:style-name="P4"><text:span text:style-name="T10"><text:s text:c="12"/><text:tab/>zmq_send(socketSend, (void*)&amp;myPort, sizeof(myPort), ZMQ_SNDMORE);</text:span></text:p>
      <text:p text:style-name="P4"><text:span text:style-name="T10"><text:s text:c="12"/><text:tab/>zmq_send(socketSend, (void*)&amp;id, sizeof(id), ZMQ_SNDMORE);</text:span></text:p>
      <text:p text:style-name="P2"/>
      <text:p text:style-name="P4"><text:span text:style-name="T10"><text:s text:c="12"/><text:tab/>for (int i = 0; i &lt; varName.size() + 1; i++) //send var name</text:span></text:p>
      <text:p text:style-name="P4"><text:span text:style-name="T10"><text:s text:c="12"/><text:tab/>{</text:span></text:p>
      <text:p text:style-name="P4"><text:span text:style-name="T10"><text:s text:c="16"/><text:tab/>char c = varName.c_str()[i];</text:span></text:p>
      <text:p text:style-name="P4"><text:span text:style-name="T10"><text:s text:c="16"/><text:tab/>zmq_send(socketSend, (void*)&amp;c, sizeof(c), ZMQ_SNDMORE);</text:span></text:p>
      <text:p text:style-name="P4"><text:span text:style-name="T10"><text:s text:c="12"/><text:tab/>}</text:span></text:p>
      <text:p text:style-name="P4"><text:span text:style-name="T10"><text:s text:c="12"/><text:tab/>zmq_send(socketSend, (void*)&amp;val, sizeof(val), ZMQ_SNDMORE); //send value</text:span></text:p>
      <text:p text:style-name="P4"><text:span text:style-name="T10"><text:s text:c="12"/><text:tab/>zmq_send(socketSend, (void*)&amp;zero, sizeof(zero), 0); //empty list</text:span></text:p>
      <text:p text:style-name="P4"><text:span text:style-name="T10"><text:s text:c="12"/><text:tab/>//get answer</text:span></text:p>
      <text:p text:style-name="P4"><text:span text:style-name="T10"><text:s text:c="12"/><text:tab/>char status;</text:span></text:p>
      <text:p text:style-name="P4"><text:span text:style-name="T10"><text:s text:c="12"/><text:tab/>zmq_recv(socketRead, (void*)&amp;status, sizeof(status), 0);</text:span></text:p>
      <text:p text:style-name="P2"/>
      <text:p text:style-name="P4"><text:span text:style-name="T10"><text:s text:c="12"/><text:tab/>if (status == 0) std::cout &lt;&lt; "OK." &lt;&lt; std::endl; //good</text:span></text:p>
      <text:p text:style-name="P4"><text:span text:style-name="T10"><text:s text:c="12"/><text:tab/>else if (status == -1) std::cout &lt;&lt; "ERROR: id not found" &lt;&lt; std::endl;</text:span></text:p>
      <text:p text:style-name="P4"><text:span text:style-name="T10"><text:s text:c="12"/><text:tab/>else if (status == -2) std::cout &lt;&lt; "ERROR: node is unavailable" &lt;&lt; std::endl;</text:span></text:p>
      <text:p text:style-name="P4"><text:span text:style-name="T10"><text:s text:c="8"/><text:tab/>}</text:span></text:p>
      <text:p text:style-name="P4"><text:span text:style-name="T10"><text:s text:c="8"/><text:tab/>else //read</text:span></text:p>
      <text:p text:style-name="P4"><text:span text:style-name="T10"><text:s text:c="8"/><text:tab/>{</text:span></text:p>
      <text:p text:style-name="P4"><text:span text:style-name="T10"><text:s text:c="12"/><text:tab/>char rid = 0;</text:span></text:p>
      <text:p text:style-name="P4"><text:span text:style-name="T10"><text:s text:c="12"/><text:tab/>int zero = 0;</text:span></text:p>
      <text:p text:style-name="P4"><text:span text:style-name="T10"><text:s text:c="12"/><text:tab/>zmq_send(socketSend, (void*)&amp;rid, sizeof(rid), ZMQ_SNDMORE);</text:span></text:p>
      <text:p text:style-name="P4"><text:soft-page-break/><text:span text:style-name="T10"><text:s text:c="12"/><text:tab/>zmq_send(socketSend, (void*)&amp;myPort, sizeof(myPort), ZMQ_SNDMORE);</text:span></text:p>
      <text:p text:style-name="P4"><text:span text:style-name="T10"><text:s text:c="12"/><text:tab/>zmq_send(socketSend, (void*)&amp;id, sizeof(id), ZMQ_SNDMORE);</text:span></text:p>
      <text:p text:style-name="P2"/>
      <text:p text:style-name="P4"><text:span text:style-name="T10"><text:s text:c="12"/><text:tab/>for (int i = 0; i &lt; varName.size() + 1; i++) //send var name</text:span></text:p>
      <text:p text:style-name="P4"><text:span text:style-name="T10"><text:s text:c="12"/><text:tab/>{</text:span></text:p>
      <text:p text:style-name="P4"><text:span text:style-name="T10"><text:s text:c="16"/><text:tab/>char c = varName.c_str()[i];</text:span></text:p>
      <text:p text:style-name="P4"><text:span text:style-name="T10"><text:s text:c="16"/><text:tab/>zmq_send(socketSend, (void*)&amp;c, sizeof(c), ZMQ_SNDMORE);</text:span></text:p>
      <text:p text:style-name="P4"><text:span text:style-name="T10"><text:s text:c="12"/><text:tab/>}</text:span></text:p>
      <text:p text:style-name="P4"><text:span text:style-name="T10"><text:s text:c="12"/><text:tab/>zmq_send(socketSend, (void*)&amp;zero, sizeof(zero), 0);</text:span></text:p>
      <text:p text:style-name="P4"><text:span text:style-name="T10"><text:s text:c="12"/><text:tab/>//get answer</text:span></text:p>
      <text:p text:style-name="P4"><text:span text:style-name="T10"><text:s text:c="12"/><text:tab/>char status; int answer;</text:span></text:p>
      <text:p text:style-name="P4"><text:span text:style-name="T10"><text:s text:c="12"/><text:tab/>zmq_recv(socketRead, (void*)&amp;status, sizeof(status), 0);</text:span></text:p>
      <text:p text:style-name="P4"><text:span text:style-name="T10"><text:s text:c="12"/><text:tab/>if (status == 0) //good</text:span></text:p>
      <text:p text:style-name="P4"><text:span text:style-name="T10"><text:s text:c="12"/><text:tab/>{</text:span></text:p>
      <text:p text:style-name="P4"><text:span text:style-name="T10"><text:s text:c="16"/><text:tab/>zmq_recv(socketRead, (void*)&amp;answer, sizeof(answer), 0);</text:span></text:p>
      <text:p text:style-name="P4"><text:span text:style-name="T10"><text:s text:c="16"/><text:tab/>std::cout &lt;&lt; "OK: " &lt;&lt; answer &lt;&lt; std::endl;</text:span></text:p>
      <text:p text:style-name="P4"><text:span text:style-name="T10"><text:s text:c="12"/><text:tab/>}</text:span></text:p>
      <text:p text:style-name="P4"><text:span text:style-name="T10"><text:s text:c="12"/><text:tab/>else if (status == -1) std::cout &lt;&lt; "ERROR: id not found" &lt;&lt; std::endl;</text:span></text:p>
      <text:p text:style-name="P4"><text:span text:style-name="T10"><text:s text:c="12"/><text:tab/>else if (status == -2) std::cout &lt;&lt; "ERROR: node is unavailable" &lt;&lt; std::endl;</text:span></text:p>
      <text:p text:style-name="P4"><text:span text:style-name="T10"><text:s text:c="12"/><text:tab/>else if (status == -3) std::cout &lt;&lt; "OK: '" &lt;&lt; varName &lt;&lt; "' not found" &lt;&lt; std::endl;</text:span></text:p>
      <text:p text:style-name="P4"><text:span text:style-name="T10"><text:s text:c="8"/><text:tab/>}</text:span></text:p>
      <text:p text:style-name="P4"><text:span text:style-name="T10"><text:s text:c="4"/><text:tab/>}</text:span></text:p>
      <text:p text:style-name="P4"><text:span text:style-name="T10"><text:s text:c="4"/><text:tab/>else if (input == "ping") //ping node</text:span></text:p>
      <text:p text:style-name="P4"><text:span text:style-name="T10"><text:s text:c="4"/><text:tab/>{</text:span></text:p>
      <text:p text:style-name="P4"><text:soft-page-break/><text:span text:style-name="T10"><text:s text:c="8"/><text:tab/>int id, zero = 0; std::cin &gt;&gt; id;</text:span></text:p>
      <text:p text:style-name="P2"/>
      <text:p text:style-name="P4"><text:span text:style-name="T10"><text:s text:c="8"/><text:tab/>//send message</text:span></text:p>
      <text:p text:style-name="P4"><text:span text:style-name="T10"><text:s text:c="8"/><text:tab/>char add = 2;</text:span></text:p>
      <text:p text:style-name="P4"><text:span text:style-name="T10"><text:s text:c="8"/><text:tab/>zmq_send(socketSend, (void*)&amp;add, sizeof(add), ZMQ_SNDMORE);</text:span></text:p>
      <text:p text:style-name="P4"><text:span text:style-name="T10"><text:s text:c="8"/><text:tab/>zmq_send(socketSend, (void*)&amp;myPort, sizeof(myPort), ZMQ_SNDMORE);</text:span></text:p>
      <text:p text:style-name="P4"><text:span text:style-name="T10"><text:s text:c="8"/><text:tab/>zmq_send(socketSend, (void*)&amp;id, sizeof(id), ZMQ_SNDMORE);</text:span></text:p>
      <text:p text:style-name="P4"><text:span text:style-name="T10"><text:s text:c="8"/><text:tab/>zmq_send(socketSend, (void*)&amp;zero, sizeof(zero), 0);</text:span></text:p>
      <text:p text:style-name="P2"/>
      <text:p text:style-name="P4"><text:span text:style-name="T10"><text:s text:c="8"/><text:tab/>//get answer</text:span></text:p>
      <text:p text:style-name="P4"><text:span text:style-name="T10"><text:s text:c="8"/><text:tab/>char ans;</text:span></text:p>
      <text:p text:style-name="P4"><text:span text:style-name="T10"><text:s text:c="8"/><text:tab/>zmq_recv(socketRead, (void*)&amp;ans, sizeof(ans), 0);</text:span></text:p>
      <text:p text:style-name="P4"><text:span text:style-name="T10"><text:s text:c="8"/><text:tab/>if (ans == -1) std::cout &lt;&lt; "ERROR: id not found" &lt;&lt; std::endl;</text:span></text:p>
      <text:p text:style-name="P4"><text:span text:style-name="T10"><text:s text:c="8"/><text:tab/>else std::cout &lt;&lt; "OK: " &lt;&lt; char('0' + ans) &lt;&lt; std::endl;</text:span></text:p>
      <text:p text:style-name="P4"><text:span text:style-name="T10"><text:s text:c="4"/><text:tab/>}</text:span></text:p>
      <text:p text:style-name="P4"><text:span text:style-name="T10"><text:s text:c="4"/><text:tab/>else if (input == "union")</text:span></text:p>
      <text:p text:style-name="P4"><text:span text:style-name="T10"><text:s text:c="4"/><text:tab/>{</text:span></text:p>
      <text:p text:style-name="P4"><text:span text:style-name="T10"><text:s text:c="8"/><text:tab/>int port2; std::cin &gt;&gt; port2;</text:span></text:p>
      <text:p text:style-name="P2"/>
      <text:p text:style-name="P4"><text:span text:style-name="T10"><text:s text:c="8"/><text:tab/>//send message</text:span></text:p>
      <text:p text:style-name="P4"><text:span text:style-name="T10"><text:s text:c="8"/><text:tab/>char join = 6;</text:span></text:p>
      <text:p text:style-name="P4"><text:span text:style-name="T10"><text:s text:c="8"/><text:tab/>zmq_send(socketSend, (void*)&amp;join, sizeof(join), ZMQ_SNDMORE);</text:span></text:p>
      <text:p text:style-name="P4"><text:span text:style-name="T10"><text:s text:c="8"/><text:tab/>zmq_send(socketSend, (void*)&amp;myPort, sizeof(myPort), ZMQ_SNDMORE);</text:span></text:p>
      <text:p text:style-name="P4"><text:span text:style-name="T10"><text:s text:c="8"/><text:tab/>zmq_send(socketSend, (void*)&amp;port2, sizeof(port2), 0);</text:span></text:p>
      <text:p text:style-name="P2"><text:soft-page-break/></text:p>
      <text:p text:style-name="P4"><text:span text:style-name="T10"><text:s text:c="8"/><text:tab/>//get answer</text:span></text:p>
      <text:p text:style-name="P4"><text:span text:style-name="T10"><text:s text:c="8"/><text:tab/>char ans;</text:span></text:p>
      <text:p text:style-name="P4"><text:span text:style-name="T10"><text:s text:c="8"/><text:tab/>zmq_recv(socketRead, (void*)&amp;ans, sizeof(ans), 0);</text:span></text:p>
      <text:p text:style-name="P4"><text:span text:style-name="T10"><text:s text:c="8"/><text:tab/>if (ans == -1) std::cout &lt;&lt; "ERROR: cannot union self" &lt;&lt; std::endl;</text:span></text:p>
      <text:p text:style-name="P4"><text:span text:style-name="T10"><text:s text:c="8"/><text:tab/>else if (ans == -2) std::cout &lt;&lt; "ERROR: cannot union twice" &lt;&lt; std::endl;</text:span></text:p>
      <text:p text:style-name="P4"><text:span text:style-name="T10"><text:s text:c="8"/><text:tab/>else if (ans == -3) std::cout &lt;&lt; "ERROR: cannot union with this port" &lt;&lt; std::endl;</text:span></text:p>
      <text:p text:style-name="P4"><text:span text:style-name="T10"><text:s text:c="8"/><text:tab/>else std::cout &lt;&lt; "OK."&lt;&lt; std::endl;</text:span></text:p>
      <text:p text:style-name="P4"><text:span text:style-name="T10"><text:s text:c="4"/><text:tab/>}</text:span></text:p>
      <text:p text:style-name="P4"><text:span text:style-name="T10"><text:s text:c="4"/><text:tab/>else if (input == "oc")</text:span></text:p>
      <text:p text:style-name="P4"><text:span text:style-name="T10"><text:s text:c="4"/><text:tab/>{</text:span></text:p>
      <text:p text:style-name="P4"><text:span text:style-name="T10"><text:s text:c="8"/><text:tab/>ctrl.ShowOC();</text:span></text:p>
      <text:p text:style-name="P4"><text:span text:style-name="T10"><text:s text:c="4"/><text:tab/>}</text:span></text:p>
      <text:p text:style-name="P4"><text:span text:style-name="T10"><text:s text:c="4"/><text:tab/>else</text:span></text:p>
      <text:p text:style-name="P4"><text:span text:style-name="T10"><text:s text:c="4"/><text:tab/>{</text:span></text:p>
      <text:p text:style-name="P4"><text:span text:style-name="T10"><text:s text:c="8"/><text:tab/>std::cout &lt;&lt; "ERROR: unknown command" &lt;&lt; std::endl;</text:span></text:p>
      <text:p text:style-name="P4"><text:span text:style-name="T10"><text:s text:c="4"/><text:tab/>}</text:span></text:p>
      <text:p text:style-name="P4"><text:span text:style-name="T10"><text:tab/>}</text:span></text:p>
      <text:p text:style-name="P2"/>
      <text:p text:style-name="P4"><text:span text:style-name="T10"><text:tab/>zmq_close(socketSend);</text:span></text:p>
      <text:p text:style-name="P4"><text:span text:style-name="T10"><text:tab/>zmq_close(socketRead);</text:span></text:p>
      <text:p text:style-name="P4"><text:span text:style-name="T10"><text:tab/>zmq_ctx_destroy(context);</text:span></text:p>
      <text:p text:style-name="P4"><text:span text:style-name="T10"><text:tab/>return 0;</text:span></text:p>
      <text:p text:style-name="P4"><text:span text:style-name="T10">}</text:span></text:p>
      <text:list xml:id="list1808186665856" text:continue-numbering="true" text:style-name="WWNum1">
        <text:list-item>
          <text:p text:style-name="P15"><text:soft-page-break/><text:span text:style-name="T1">Выводы:</text:span></text:p>
        </text:list-item>
      </text:list>
      <text:p text:style-name="P12"><text:span text:style-name="T3">Научился реализовывать сервера сообщений для связи серверов и вычислительных узлов и для связи между серверами с помощью библиотеки ZeroMQ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7" meta:paragraph-count="1025" meta:word-count="3820" meta:character-count="35176" meta:non-whitespace-character-count="24496"/>
    <meta:generator>LibreOfficeDev/6.0.5.2$Linux_X86_64 LibreOffice_project/</meta:generator>
  </office:meta>
</office:document-meta>
</file>